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Geneva" svg:font-family="Gene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187cm" fo:margin-left="-0.106cm" fo:margin-top="0cm" fo:margin-bottom="0cm" table:align="left" style:writing-mode="lr-tb"/>
    </style:style>
    <style:style style:name="Tabla1.A" style:family="table-column">
      <style:table-column-properties style:column-width="1.111cm"/>
    </style:style>
    <style:style style:name="Tabla1.B" style:family="table-column">
      <style:table-column-properties style:column-width="1.363cm"/>
    </style:style>
    <style:style style:name="Tabla1.C" style:family="table-column">
      <style:table-column-properties style:column-width="2.669cm"/>
    </style:style>
    <style:style style:name="Tabla1.D" style:family="table-column">
      <style:table-column-properties style:column-width="4.355cm"/>
    </style:style>
    <style:style style:name="Tabla1.E" style:family="table-column">
      <style:table-column-properties style:column-width="2.408cm"/>
    </style:style>
    <style:style style:name="Tabla1.F" style:family="table-column">
      <style:table-column-properties style:column-width="3.281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bottom" fo:background-color="#b4c7dc" fo:padding-left="0.053cm" fo:padding-right="0.053cm" fo:padding-top="0cm" fo:padding-bottom="0cm" fo:border="none">
        <style:background-image/>
      </style:table-cell-properties>
    </style:style>
    <style:style style:name="Tabla1.A2" style:family="table-cell">
      <style:table-cell-properties style:vertical-align="bottom" fo:padding-left="0.053cm" fo:padding-right="0.053cm" fo:padding-top="0cm" fo:padding-bottom="0cm" fo:border="none"/>
    </style:style>
    <style:style style:name="Tabla1.B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" style:family="table-cell">
      <style:table-cell-properties style:vertical-align="bottom" fo:padding-left="0.053cm" fo:padding-right="0.053cm" fo:padding-top="0cm" fo:padding-bottom="0cm" fo:border="none"/>
    </style:style>
    <style:style style:name="Tabla1.D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3" style:family="table-cell">
      <style:table-cell-properties style:vertical-align="bottom" fo:padding-left="0.053cm" fo:padding-right="0.053cm" fo:padding-top="0cm" fo:padding-bottom="0cm" fo:border="none"/>
    </style:style>
    <style:style style:name="Tabla1.B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3" style:family="table-cell">
      <style:table-cell-properties style:vertical-align="bottom" fo:padding-left="0.053cm" fo:padding-right="0.053cm" fo:padding-top="0cm" fo:padding-bottom="0cm" fo:border="none"/>
    </style:style>
    <style:style style:name="Tabla1.D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4" style:family="table-cell">
      <style:table-cell-properties style:vertical-align="bottom" fo:padding-left="0.053cm" fo:padding-right="0.053cm" fo:padding-top="0cm" fo:padding-bottom="0cm" fo:border="none"/>
    </style:style>
    <style:style style:name="Tabla1.B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4" style:family="table-cell">
      <style:table-cell-properties style:vertical-align="bottom" fo:padding-left="0.053cm" fo:padding-right="0.053cm" fo:padding-top="0cm" fo:padding-bottom="0cm" fo:border="none"/>
    </style:style>
    <style:style style:name="Tabla1.D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5" style:family="table-cell">
      <style:table-cell-properties style:vertical-align="bottom" fo:padding-left="0.053cm" fo:padding-right="0.053cm" fo:padding-top="0cm" fo:padding-bottom="0cm" fo:border="none"/>
    </style:style>
    <style:style style:name="Tabla1.B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5" style:family="table-cell">
      <style:table-cell-properties style:vertical-align="bottom" fo:padding-left="0.053cm" fo:padding-right="0.053cm" fo:padding-top="0cm" fo:padding-bottom="0cm" fo:border="none"/>
    </style:style>
    <style:style style:name="Tabla1.D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6" style:family="table-cell">
      <style:table-cell-properties style:vertical-align="bottom" fo:padding-left="0.053cm" fo:padding-right="0.053cm" fo:padding-top="0cm" fo:padding-bottom="0cm" fo:border="none"/>
    </style:style>
    <style:style style:name="Tabla1.B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6" style:family="table-cell">
      <style:table-cell-properties style:vertical-align="bottom" fo:padding-left="0.053cm" fo:padding-right="0.053cm" fo:padding-top="0cm" fo:padding-bottom="0cm" fo:border="none"/>
    </style:style>
    <style:style style:name="Tabla1.D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7" style:family="table-cell">
      <style:table-cell-properties style:vertical-align="bottom" fo:padding-left="0.053cm" fo:padding-right="0.053cm" fo:padding-top="0cm" fo:padding-bottom="0cm" fo:border="none"/>
    </style:style>
    <style:style style:name="Tabla1.B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7" style:family="table-cell">
      <style:table-cell-properties style:vertical-align="bottom" fo:padding-left="0.053cm" fo:padding-right="0.053cm" fo:padding-top="0cm" fo:padding-bottom="0cm" fo:border="none"/>
    </style:style>
    <style:style style:name="Tabla1.D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8" style:family="table-cell">
      <style:table-cell-properties style:vertical-align="bottom" fo:padding-left="0.053cm" fo:padding-right="0.053cm" fo:padding-top="0cm" fo:padding-bottom="0cm" fo:border="none"/>
    </style:style>
    <style:style style:name="Tabla1.B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8" style:family="table-cell">
      <style:table-cell-properties style:vertical-align="bottom" fo:padding-left="0.053cm" fo:padding-right="0.053cm" fo:padding-top="0cm" fo:padding-bottom="0cm" fo:border="none"/>
    </style:style>
    <style:style style:name="Tabla1.D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9" style:family="table-cell">
      <style:table-cell-properties style:vertical-align="bottom" fo:padding-left="0.053cm" fo:padding-right="0.053cm" fo:padding-top="0cm" fo:padding-bottom="0cm" fo:border="none"/>
    </style:style>
    <style:style style:name="Tabla1.B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9" style:family="table-cell">
      <style:table-cell-properties style:vertical-align="bottom" fo:padding-left="0.053cm" fo:padding-right="0.053cm" fo:padding-top="0cm" fo:padding-bottom="0cm" fo:border="none"/>
    </style:style>
    <style:style style:name="Tabla1.D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0" style:family="table-cell">
      <style:table-cell-properties style:vertical-align="bottom" fo:padding-left="0.053cm" fo:padding-right="0.053cm" fo:padding-top="0cm" fo:padding-bottom="0cm" fo:border="none"/>
    </style:style>
    <style:style style:name="Tabla1.B1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0" style:family="table-cell">
      <style:table-cell-properties style:vertical-align="bottom" fo:padding-left="0.053cm" fo:padding-right="0.053cm" fo:padding-top="0cm" fo:padding-bottom="0cm" fo:border="none"/>
    </style:style>
    <style:style style:name="Tabla1.D1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1" style:family="table-cell">
      <style:table-cell-properties style:vertical-align="bottom" fo:padding-left="0.053cm" fo:padding-right="0.053cm" fo:padding-top="0cm" fo:padding-bottom="0cm" fo:border="none"/>
    </style:style>
    <style:style style:name="Tabla1.B1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1" style:family="table-cell">
      <style:table-cell-properties style:vertical-align="bottom" fo:padding-left="0.053cm" fo:padding-right="0.053cm" fo:padding-top="0cm" fo:padding-bottom="0cm" fo:border="none"/>
    </style:style>
    <style:style style:name="Tabla1.D1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2" style:family="table-cell">
      <style:table-cell-properties style:vertical-align="bottom" fo:padding-left="0.053cm" fo:padding-right="0.053cm" fo:padding-top="0cm" fo:padding-bottom="0cm" fo:border="none"/>
    </style:style>
    <style:style style:name="Tabla1.B1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2" style:family="table-cell">
      <style:table-cell-properties style:vertical-align="bottom" fo:padding-left="0.053cm" fo:padding-right="0.053cm" fo:padding-top="0cm" fo:padding-bottom="0cm" fo:border="none"/>
    </style:style>
    <style:style style:name="Tabla1.D1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3" style:family="table-cell">
      <style:table-cell-properties style:vertical-align="bottom" fo:padding-left="0.053cm" fo:padding-right="0.053cm" fo:padding-top="0cm" fo:padding-bottom="0cm" fo:border="none"/>
    </style:style>
    <style:style style:name="Tabla1.B1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3" style:family="table-cell">
      <style:table-cell-properties style:vertical-align="bottom" fo:padding-left="0.053cm" fo:padding-right="0.053cm" fo:padding-top="0cm" fo:padding-bottom="0cm" fo:border="none"/>
    </style:style>
    <style:style style:name="Tabla1.D1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4" style:family="table-cell">
      <style:table-cell-properties style:vertical-align="bottom" fo:padding-left="0.053cm" fo:padding-right="0.053cm" fo:padding-top="0cm" fo:padding-bottom="0cm" fo:border="none"/>
    </style:style>
    <style:style style:name="Tabla1.B1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4" style:family="table-cell">
      <style:table-cell-properties style:vertical-align="bottom" fo:padding-left="0.053cm" fo:padding-right="0.053cm" fo:padding-top="0cm" fo:padding-bottom="0cm" fo:border="none"/>
    </style:style>
    <style:style style:name="Tabla1.D1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5" style:family="table-cell">
      <style:table-cell-properties style:vertical-align="bottom" fo:padding-left="0.053cm" fo:padding-right="0.053cm" fo:padding-top="0cm" fo:padding-bottom="0cm" fo:border="none"/>
    </style:style>
    <style:style style:name="Tabla1.B1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5" style:family="table-cell">
      <style:table-cell-properties style:vertical-align="bottom" fo:padding-left="0.053cm" fo:padding-right="0.053cm" fo:padding-top="0cm" fo:padding-bottom="0cm" fo:border="none"/>
    </style:style>
    <style:style style:name="Tabla1.D1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6" style:family="table-cell">
      <style:table-cell-properties style:vertical-align="bottom" fo:padding-left="0.053cm" fo:padding-right="0.053cm" fo:padding-top="0cm" fo:padding-bottom="0cm" fo:border="none"/>
    </style:style>
    <style:style style:name="Tabla1.B1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6" style:family="table-cell">
      <style:table-cell-properties style:vertical-align="bottom" fo:padding-left="0.053cm" fo:padding-right="0.053cm" fo:padding-top="0cm" fo:padding-bottom="0cm" fo:border="none"/>
    </style:style>
    <style:style style:name="Tabla1.D1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7" style:family="table-cell">
      <style:table-cell-properties style:vertical-align="bottom" fo:padding-left="0.053cm" fo:padding-right="0.053cm" fo:padding-top="0cm" fo:padding-bottom="0cm" fo:border="none"/>
    </style:style>
    <style:style style:name="Tabla1.B1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7" style:family="table-cell">
      <style:table-cell-properties style:vertical-align="bottom" fo:padding-left="0.053cm" fo:padding-right="0.053cm" fo:padding-top="0cm" fo:padding-bottom="0cm" fo:border="none"/>
    </style:style>
    <style:style style:name="Tabla1.D1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8" style:family="table-cell">
      <style:table-cell-properties style:vertical-align="bottom" fo:padding-left="0.053cm" fo:padding-right="0.053cm" fo:padding-top="0cm" fo:padding-bottom="0cm" fo:border="none"/>
    </style:style>
    <style:style style:name="Tabla1.B1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8" style:family="table-cell">
      <style:table-cell-properties style:vertical-align="bottom" fo:padding-left="0.053cm" fo:padding-right="0.053cm" fo:padding-top="0cm" fo:padding-bottom="0cm" fo:border="none"/>
    </style:style>
    <style:style style:name="Tabla1.D1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9" style:family="table-cell">
      <style:table-cell-properties style:vertical-align="bottom" fo:padding-left="0.053cm" fo:padding-right="0.053cm" fo:padding-top="0cm" fo:padding-bottom="0cm" fo:border="none"/>
    </style:style>
    <style:style style:name="Tabla1.B1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9" style:family="table-cell">
      <style:table-cell-properties style:vertical-align="bottom" fo:padding-left="0.053cm" fo:padding-right="0.053cm" fo:padding-top="0cm" fo:padding-bottom="0cm" fo:border="none"/>
    </style:style>
    <style:style style:name="Tabla1.D1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0" style:family="table-cell">
      <style:table-cell-properties style:vertical-align="bottom" fo:padding-left="0.053cm" fo:padding-right="0.053cm" fo:padding-top="0cm" fo:padding-bottom="0cm" fo:border="none"/>
    </style:style>
    <style:style style:name="Tabla1.B2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0" style:family="table-cell">
      <style:table-cell-properties style:vertical-align="bottom" fo:padding-left="0.053cm" fo:padding-right="0.053cm" fo:padding-top="0cm" fo:padding-bottom="0cm" fo:border="none"/>
    </style:style>
    <style:style style:name="Tabla1.D2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1" style:family="table-cell">
      <style:table-cell-properties style:vertical-align="bottom" fo:padding-left="0.053cm" fo:padding-right="0.053cm" fo:padding-top="0cm" fo:padding-bottom="0cm" fo:border="none"/>
    </style:style>
    <style:style style:name="Tabla1.B2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1" style:family="table-cell">
      <style:table-cell-properties style:vertical-align="bottom" fo:padding-left="0.053cm" fo:padding-right="0.053cm" fo:padding-top="0cm" fo:padding-bottom="0cm" fo:border="none"/>
    </style:style>
    <style:style style:name="Tabla1.D2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2" style:family="table-cell">
      <style:table-cell-properties style:vertical-align="bottom" fo:padding-left="0.053cm" fo:padding-right="0.053cm" fo:padding-top="0cm" fo:padding-bottom="0cm" fo:border="none"/>
    </style:style>
    <style:style style:name="Tabla1.B2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2" style:family="table-cell">
      <style:table-cell-properties style:vertical-align="bottom" fo:padding-left="0.053cm" fo:padding-right="0.053cm" fo:padding-top="0cm" fo:padding-bottom="0cm" fo:border="none"/>
    </style:style>
    <style:style style:name="Tabla1.D2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3" style:family="table-cell">
      <style:table-cell-properties style:vertical-align="bottom" fo:padding-left="0.053cm" fo:padding-right="0.053cm" fo:padding-top="0cm" fo:padding-bottom="0cm" fo:border="none"/>
    </style:style>
    <style:style style:name="Tabla1.B2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3" style:family="table-cell">
      <style:table-cell-properties style:vertical-align="bottom" fo:padding-left="0.053cm" fo:padding-right="0.053cm" fo:padding-top="0cm" fo:padding-bottom="0cm" fo:border="none"/>
    </style:style>
    <style:style style:name="Tabla1.D2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4" style:family="table-cell">
      <style:table-cell-properties style:vertical-align="bottom" fo:padding-left="0.053cm" fo:padding-right="0.053cm" fo:padding-top="0cm" fo:padding-bottom="0cm" fo:border="none"/>
    </style:style>
    <style:style style:name="Tabla1.B2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4" style:family="table-cell">
      <style:table-cell-properties style:vertical-align="bottom" fo:padding-left="0.053cm" fo:padding-right="0.053cm" fo:padding-top="0cm" fo:padding-bottom="0cm" fo:border="none"/>
    </style:style>
    <style:style style:name="Tabla1.D2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5" style:family="table-cell">
      <style:table-cell-properties style:vertical-align="bottom" fo:padding-left="0.053cm" fo:padding-right="0.053cm" fo:padding-top="0cm" fo:padding-bottom="0cm" fo:border="none"/>
    </style:style>
    <style:style style:name="Tabla1.B2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5" style:family="table-cell">
      <style:table-cell-properties style:vertical-align="bottom" fo:padding-left="0.053cm" fo:padding-right="0.053cm" fo:padding-top="0cm" fo:padding-bottom="0cm" fo:border="none"/>
    </style:style>
    <style:style style:name="Tabla1.D2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6" style:family="table-cell">
      <style:table-cell-properties style:vertical-align="bottom" fo:padding-left="0.053cm" fo:padding-right="0.053cm" fo:padding-top="0cm" fo:padding-bottom="0cm" fo:border="none"/>
    </style:style>
    <style:style style:name="Tabla1.B2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6" style:family="table-cell">
      <style:table-cell-properties style:vertical-align="bottom" fo:padding-left="0.053cm" fo:padding-right="0.053cm" fo:padding-top="0cm" fo:padding-bottom="0cm" fo:border="none"/>
    </style:style>
    <style:style style:name="Tabla1.D2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7" style:family="table-cell">
      <style:table-cell-properties style:vertical-align="bottom" fo:padding-left="0.053cm" fo:padding-right="0.053cm" fo:padding-top="0cm" fo:padding-bottom="0cm" fo:border="none"/>
    </style:style>
    <style:style style:name="Tabla1.B2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7" style:family="table-cell">
      <style:table-cell-properties style:vertical-align="bottom" fo:padding-left="0.053cm" fo:padding-right="0.053cm" fo:padding-top="0cm" fo:padding-bottom="0cm" fo:border="none"/>
    </style:style>
    <style:style style:name="Tabla1.D2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8" style:family="table-cell">
      <style:table-cell-properties style:vertical-align="bottom" fo:padding-left="0.053cm" fo:padding-right="0.053cm" fo:padding-top="0cm" fo:padding-bottom="0cm" fo:border="none"/>
    </style:style>
    <style:style style:name="Tabla1.B2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8" style:family="table-cell">
      <style:table-cell-properties style:vertical-align="bottom" fo:padding-left="0.053cm" fo:padding-right="0.053cm" fo:padding-top="0cm" fo:padding-bottom="0cm" fo:border="none"/>
    </style:style>
    <style:style style:name="Tabla1.D2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9" style:family="table-cell">
      <style:table-cell-properties style:vertical-align="bottom" fo:padding-left="0.053cm" fo:padding-right="0.053cm" fo:padding-top="0cm" fo:padding-bottom="0cm" fo:border="none"/>
    </style:style>
    <style:style style:name="Tabla1.B2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9" style:family="table-cell">
      <style:table-cell-properties style:vertical-align="bottom" fo:padding-left="0.053cm" fo:padding-right="0.053cm" fo:padding-top="0cm" fo:padding-bottom="0cm" fo:border="none"/>
    </style:style>
    <style:style style:name="Tabla1.D2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30" style:family="table-cell">
      <style:table-cell-properties style:vertical-align="bottom" fo:padding-left="0.053cm" fo:padding-right="0.053cm" fo:padding-top="0cm" fo:padding-bottom="0cm" fo:border="none"/>
    </style:style>
    <style:style style:name="Tabla1.B3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30" style:family="table-cell">
      <style:table-cell-properties style:vertical-align="bottom" fo:padding-left="0.053cm" fo:padding-right="0.053cm" fo:padding-top="0cm" fo:padding-bottom="0cm" fo:border="none"/>
    </style:style>
    <style:style style:name="Tabla1.D3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3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3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31" style:family="table-cell">
      <style:table-cell-properties style:vertical-align="bottom" fo:padding-left="0.053cm" fo:padding-right="0.053cm" fo:padding-top="0cm" fo:padding-bottom="0cm" fo:border="none"/>
    </style:style>
    <style:style style:name="Tabla1.B3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31" style:family="table-cell">
      <style:table-cell-properties style:vertical-align="bottom" fo:padding-left="0.053cm" fo:padding-right="0.053cm" fo:padding-top="0cm" fo:padding-bottom="0cm" fo:border="none"/>
    </style:style>
    <style:style style:name="Tabla1.D3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3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3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32" style:family="table-cell">
      <style:table-cell-properties style:vertical-align="bottom" fo:padding-left="0.053cm" fo:padding-right="0.053cm" fo:padding-top="0cm" fo:padding-bottom="0cm" fo:border="none"/>
    </style:style>
    <style:style style:name="Tabla1.B3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32" style:family="table-cell">
      <style:table-cell-properties style:vertical-align="bottom" fo:padding-left="0.053cm" fo:padding-right="0.053cm" fo:padding-top="0cm" fo:padding-bottom="0cm" fo:border="none"/>
    </style:style>
    <style:style style:name="Tabla1.D3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3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3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33" style:family="table-cell">
      <style:table-cell-properties style:vertical-align="bottom" fo:padding-left="0.053cm" fo:padding-right="0.053cm" fo:padding-top="0cm" fo:padding-bottom="0cm" fo:border="none"/>
    </style:style>
    <style:style style:name="Tabla1.B3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33" style:family="table-cell">
      <style:table-cell-properties style:vertical-align="bottom" fo:padding-left="0.053cm" fo:padding-right="0.053cm" fo:padding-top="0cm" fo:padding-bottom="0cm" fo:border="none"/>
    </style:style>
    <style:style style:name="Tabla1.D3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3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3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34" style:family="table-cell">
      <style:table-cell-properties style:vertical-align="bottom" fo:padding-left="0.053cm" fo:padding-right="0.053cm" fo:padding-top="0cm" fo:padding-bottom="0cm" fo:border="none"/>
    </style:style>
    <style:style style:name="Tabla1.B3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34" style:family="table-cell">
      <style:table-cell-properties style:vertical-align="bottom" fo:padding-left="0.053cm" fo:padding-right="0.053cm" fo:padding-top="0cm" fo:padding-bottom="0cm" fo:border="none"/>
    </style:style>
    <style:style style:name="Tabla1.D3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3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3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35" style:family="table-cell">
      <style:table-cell-properties style:vertical-align="bottom" fo:padding-left="0.053cm" fo:padding-right="0.053cm" fo:padding-top="0cm" fo:padding-bottom="0cm" fo:border="none"/>
    </style:style>
    <style:style style:name="Tabla1.B3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35" style:family="table-cell">
      <style:table-cell-properties style:vertical-align="bottom" fo:padding-left="0.053cm" fo:padding-right="0.053cm" fo:padding-top="0cm" fo:padding-bottom="0cm" fo:border="none"/>
    </style:style>
    <style:style style:name="Tabla1.D3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3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3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36" style:family="table-cell">
      <style:table-cell-properties style:vertical-align="bottom" fo:padding-left="0.053cm" fo:padding-right="0.053cm" fo:padding-top="0cm" fo:padding-bottom="0cm" fo:border="none"/>
    </style:style>
    <style:style style:name="Tabla1.B3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36" style:family="table-cell">
      <style:table-cell-properties style:vertical-align="bottom" fo:padding-left="0.053cm" fo:padding-right="0.053cm" fo:padding-top="0cm" fo:padding-bottom="0cm" fo:border="none"/>
    </style:style>
    <style:style style:name="Tabla1.D3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3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3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37" style:family="table-cell">
      <style:table-cell-properties style:vertical-align="bottom" fo:padding-left="0.053cm" fo:padding-right="0.053cm" fo:padding-top="0cm" fo:padding-bottom="0cm" fo:border="none"/>
    </style:style>
    <style:style style:name="Tabla1.B3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37" style:family="table-cell">
      <style:table-cell-properties style:vertical-align="bottom" fo:padding-left="0.053cm" fo:padding-right="0.053cm" fo:padding-top="0cm" fo:padding-bottom="0cm" fo:border="none"/>
    </style:style>
    <style:style style:name="Tabla1.D3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3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3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38" style:family="table-cell">
      <style:table-cell-properties style:vertical-align="bottom" fo:padding-left="0.053cm" fo:padding-right="0.053cm" fo:padding-top="0cm" fo:padding-bottom="0cm" fo:border="none"/>
    </style:style>
    <style:style style:name="Tabla1.B3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38" style:family="table-cell">
      <style:table-cell-properties style:vertical-align="bottom" fo:padding-left="0.053cm" fo:padding-right="0.053cm" fo:padding-top="0cm" fo:padding-bottom="0cm" fo:border="none"/>
    </style:style>
    <style:style style:name="Tabla1.D3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3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3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39" style:family="table-cell">
      <style:table-cell-properties style:vertical-align="bottom" fo:padding-left="0.053cm" fo:padding-right="0.053cm" fo:padding-top="0cm" fo:padding-bottom="0cm" fo:border="none"/>
    </style:style>
    <style:style style:name="Tabla1.B3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39" style:family="table-cell">
      <style:table-cell-properties style:vertical-align="bottom" fo:padding-left="0.053cm" fo:padding-right="0.053cm" fo:padding-top="0cm" fo:padding-bottom="0cm" fo:border="none"/>
    </style:style>
    <style:style style:name="Tabla1.D3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3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3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40" style:family="table-cell">
      <style:table-cell-properties style:vertical-align="bottom" fo:padding-left="0.053cm" fo:padding-right="0.053cm" fo:padding-top="0cm" fo:padding-bottom="0cm" fo:border="none"/>
    </style:style>
    <style:style style:name="Tabla1.B4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40" style:family="table-cell">
      <style:table-cell-properties style:vertical-align="bottom" fo:padding-left="0.053cm" fo:padding-right="0.053cm" fo:padding-top="0cm" fo:padding-bottom="0cm" fo:border="none"/>
    </style:style>
    <style:style style:name="Tabla1.D4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4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4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41" style:family="table-cell">
      <style:table-cell-properties style:vertical-align="bottom" fo:padding-left="0.053cm" fo:padding-right="0.053cm" fo:padding-top="0cm" fo:padding-bottom="0cm" fo:border="none"/>
    </style:style>
    <style:style style:name="Tabla1.B4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41" style:family="table-cell">
      <style:table-cell-properties style:vertical-align="bottom" fo:padding-left="0.053cm" fo:padding-right="0.053cm" fo:padding-top="0cm" fo:padding-bottom="0cm" fo:border="none"/>
    </style:style>
    <style:style style:name="Tabla1.D4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4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4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42" style:family="table-cell">
      <style:table-cell-properties style:vertical-align="bottom" fo:padding-left="0.053cm" fo:padding-right="0.053cm" fo:padding-top="0cm" fo:padding-bottom="0cm" fo:border="none"/>
    </style:style>
    <style:style style:name="Tabla1.B4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42" style:family="table-cell">
      <style:table-cell-properties style:vertical-align="bottom" fo:padding-left="0.053cm" fo:padding-right="0.053cm" fo:padding-top="0cm" fo:padding-bottom="0cm" fo:border="none"/>
    </style:style>
    <style:style style:name="Tabla1.D4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4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4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43" style:family="table-cell">
      <style:table-cell-properties style:vertical-align="bottom" fo:padding-left="0.053cm" fo:padding-right="0.053cm" fo:padding-top="0cm" fo:padding-bottom="0cm" fo:border="none"/>
    </style:style>
    <style:style style:name="Tabla1.B4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43" style:family="table-cell">
      <style:table-cell-properties style:vertical-align="bottom" fo:padding-left="0.053cm" fo:padding-right="0.053cm" fo:padding-top="0cm" fo:padding-bottom="0cm" fo:border="none"/>
    </style:style>
    <style:style style:name="Tabla1.D4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4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4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44" style:family="table-cell">
      <style:table-cell-properties style:vertical-align="bottom" fo:padding-left="0.053cm" fo:padding-right="0.053cm" fo:padding-top="0cm" fo:padding-bottom="0cm" fo:border="none"/>
    </style:style>
    <style:style style:name="Tabla1.B4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44" style:family="table-cell">
      <style:table-cell-properties style:vertical-align="bottom" fo:padding-left="0.053cm" fo:padding-right="0.053cm" fo:padding-top="0cm" fo:padding-bottom="0cm" fo:border="none"/>
    </style:style>
    <style:style style:name="Tabla1.D4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4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4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45" style:family="table-cell">
      <style:table-cell-properties style:vertical-align="bottom" fo:padding-left="0.053cm" fo:padding-right="0.053cm" fo:padding-top="0cm" fo:padding-bottom="0cm" fo:border="none"/>
    </style:style>
    <style:style style:name="Tabla1.B4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45" style:family="table-cell">
      <style:table-cell-properties style:vertical-align="bottom" fo:padding-left="0.053cm" fo:padding-right="0.053cm" fo:padding-top="0cm" fo:padding-bottom="0cm" fo:border="none"/>
    </style:style>
    <style:style style:name="Tabla1.D4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4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4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46" style:family="table-cell">
      <style:table-cell-properties style:vertical-align="bottom" fo:padding-left="0.053cm" fo:padding-right="0.053cm" fo:padding-top="0cm" fo:padding-bottom="0cm" fo:border="none"/>
    </style:style>
    <style:style style:name="Tabla1.B4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46" style:family="table-cell">
      <style:table-cell-properties style:vertical-align="bottom" fo:padding-left="0.053cm" fo:padding-right="0.053cm" fo:padding-top="0cm" fo:padding-bottom="0cm" fo:border="none"/>
    </style:style>
    <style:style style:name="Tabla1.D4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4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4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47" style:family="table-cell">
      <style:table-cell-properties style:vertical-align="bottom" fo:padding-left="0.053cm" fo:padding-right="0.053cm" fo:padding-top="0cm" fo:padding-bottom="0cm" fo:border="none"/>
    </style:style>
    <style:style style:name="Tabla1.B4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47" style:family="table-cell">
      <style:table-cell-properties style:vertical-align="bottom" fo:padding-left="0.053cm" fo:padding-right="0.053cm" fo:padding-top="0cm" fo:padding-bottom="0cm" fo:border="none"/>
    </style:style>
    <style:style style:name="Tabla1.D4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4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4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48" style:family="table-cell">
      <style:table-cell-properties style:vertical-align="bottom" fo:padding-left="0.053cm" fo:padding-right="0.053cm" fo:padding-top="0cm" fo:padding-bottom="0cm" fo:border="none"/>
    </style:style>
    <style:style style:name="Tabla1.B4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48" style:family="table-cell">
      <style:table-cell-properties style:vertical-align="bottom" fo:padding-left="0.053cm" fo:padding-right="0.053cm" fo:padding-top="0cm" fo:padding-bottom="0cm" fo:border="none"/>
    </style:style>
    <style:style style:name="Tabla1.D4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4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4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49" style:family="table-cell">
      <style:table-cell-properties style:vertical-align="bottom" fo:padding-left="0.053cm" fo:padding-right="0.053cm" fo:padding-top="0cm" fo:padding-bottom="0cm" fo:border="none"/>
    </style:style>
    <style:style style:name="Tabla1.B4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49" style:family="table-cell">
      <style:table-cell-properties style:vertical-align="bottom" fo:padding-left="0.053cm" fo:padding-right="0.053cm" fo:padding-top="0cm" fo:padding-bottom="0cm" fo:border="none"/>
    </style:style>
    <style:style style:name="Tabla1.D4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4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4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50" style:family="table-cell">
      <style:table-cell-properties style:vertical-align="bottom" fo:padding-left="0.053cm" fo:padding-right="0.053cm" fo:padding-top="0cm" fo:padding-bottom="0cm" fo:border="none"/>
    </style:style>
    <style:style style:name="Tabla1.B5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50" style:family="table-cell">
      <style:table-cell-properties style:vertical-align="bottom" fo:padding-left="0.053cm" fo:padding-right="0.053cm" fo:padding-top="0cm" fo:padding-bottom="0cm" fo:border="none"/>
    </style:style>
    <style:style style:name="Tabla1.D5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5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5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51" style:family="table-cell">
      <style:table-cell-properties style:vertical-align="bottom" fo:padding-left="0.053cm" fo:padding-right="0.053cm" fo:padding-top="0cm" fo:padding-bottom="0cm" fo:border="none"/>
    </style:style>
    <style:style style:name="Tabla1.B5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51" style:family="table-cell">
      <style:table-cell-properties style:vertical-align="bottom" fo:padding-left="0.053cm" fo:padding-right="0.053cm" fo:padding-top="0cm" fo:padding-bottom="0cm" fo:border="none"/>
    </style:style>
    <style:style style:name="Tabla1.D5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5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5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52" style:family="table-cell">
      <style:table-cell-properties style:vertical-align="bottom" fo:padding-left="0.053cm" fo:padding-right="0.053cm" fo:padding-top="0cm" fo:padding-bottom="0cm" fo:border="none"/>
    </style:style>
    <style:style style:name="Tabla1.B5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52" style:family="table-cell">
      <style:table-cell-properties style:vertical-align="bottom" fo:padding-left="0.053cm" fo:padding-right="0.053cm" fo:padding-top="0cm" fo:padding-bottom="0cm" fo:border="none"/>
    </style:style>
    <style:style style:name="Tabla1.D5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5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5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53" style:family="table-cell">
      <style:table-cell-properties style:vertical-align="bottom" fo:padding-left="0.053cm" fo:padding-right="0.053cm" fo:padding-top="0cm" fo:padding-bottom="0cm" fo:border="none"/>
    </style:style>
    <style:style style:name="Tabla1.B5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53" style:family="table-cell">
      <style:table-cell-properties style:vertical-align="bottom" fo:padding-left="0.053cm" fo:padding-right="0.053cm" fo:padding-top="0cm" fo:padding-bottom="0cm" fo:border="none"/>
    </style:style>
    <style:style style:name="Tabla1.D5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5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5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54" style:family="table-cell">
      <style:table-cell-properties style:vertical-align="bottom" fo:padding-left="0.053cm" fo:padding-right="0.053cm" fo:padding-top="0cm" fo:padding-bottom="0cm" fo:border="none"/>
    </style:style>
    <style:style style:name="Tabla1.B5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54" style:family="table-cell">
      <style:table-cell-properties style:vertical-align="bottom" fo:padding-left="0.053cm" fo:padding-right="0.053cm" fo:padding-top="0cm" fo:padding-bottom="0cm" fo:border="none"/>
    </style:style>
    <style:style style:name="Tabla1.D5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5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5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55" style:family="table-cell">
      <style:table-cell-properties style:vertical-align="bottom" fo:padding-left="0.053cm" fo:padding-right="0.053cm" fo:padding-top="0cm" fo:padding-bottom="0cm" fo:border="none"/>
    </style:style>
    <style:style style:name="Tabla1.B5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55" style:family="table-cell">
      <style:table-cell-properties style:vertical-align="bottom" fo:padding-left="0.053cm" fo:padding-right="0.053cm" fo:padding-top="0cm" fo:padding-bottom="0cm" fo:border="none"/>
    </style:style>
    <style:style style:name="Tabla1.D5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5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5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56" style:family="table-cell">
      <style:table-cell-properties style:vertical-align="bottom" fo:padding-left="0.053cm" fo:padding-right="0.053cm" fo:padding-top="0cm" fo:padding-bottom="0cm" fo:border="none"/>
    </style:style>
    <style:style style:name="Tabla1.B5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56" style:family="table-cell">
      <style:table-cell-properties style:vertical-align="bottom" fo:padding-left="0.053cm" fo:padding-right="0.053cm" fo:padding-top="0cm" fo:padding-bottom="0cm" fo:border="none"/>
    </style:style>
    <style:style style:name="Tabla1.D5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5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5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57" style:family="table-cell">
      <style:table-cell-properties style:vertical-align="bottom" fo:padding-left="0.053cm" fo:padding-right="0.053cm" fo:padding-top="0cm" fo:padding-bottom="0cm" fo:border="none"/>
    </style:style>
    <style:style style:name="Tabla1.B5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57" style:family="table-cell">
      <style:table-cell-properties style:vertical-align="bottom" fo:padding-left="0.053cm" fo:padding-right="0.053cm" fo:padding-top="0cm" fo:padding-bottom="0cm" fo:border="none"/>
    </style:style>
    <style:style style:name="Tabla1.D5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5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5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58" style:family="table-cell">
      <style:table-cell-properties style:vertical-align="bottom" fo:padding-left="0.053cm" fo:padding-right="0.053cm" fo:padding-top="0cm" fo:padding-bottom="0cm" fo:border="none"/>
    </style:style>
    <style:style style:name="Tabla1.B5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58" style:family="table-cell">
      <style:table-cell-properties style:vertical-align="bottom" fo:padding-left="0.053cm" fo:padding-right="0.053cm" fo:padding-top="0cm" fo:padding-bottom="0cm" fo:border="none"/>
    </style:style>
    <style:style style:name="Tabla1.D5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5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5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59" style:family="table-cell">
      <style:table-cell-properties style:vertical-align="bottom" fo:padding-left="0.053cm" fo:padding-right="0.053cm" fo:padding-top="0cm" fo:padding-bottom="0cm" fo:border="none"/>
    </style:style>
    <style:style style:name="Tabla1.B5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59" style:family="table-cell">
      <style:table-cell-properties style:vertical-align="bottom" fo:padding-left="0.053cm" fo:padding-right="0.053cm" fo:padding-top="0cm" fo:padding-bottom="0cm" fo:border="none"/>
    </style:style>
    <style:style style:name="Tabla1.D5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5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5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60" style:family="table-cell">
      <style:table-cell-properties style:vertical-align="bottom" fo:padding-left="0.053cm" fo:padding-right="0.053cm" fo:padding-top="0cm" fo:padding-bottom="0cm" fo:border="none"/>
    </style:style>
    <style:style style:name="Tabla1.B6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60" style:family="table-cell">
      <style:table-cell-properties style:vertical-align="bottom" fo:padding-left="0.053cm" fo:padding-right="0.053cm" fo:padding-top="0cm" fo:padding-bottom="0cm" fo:border="none"/>
    </style:style>
    <style:style style:name="Tabla1.D6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6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6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61" style:family="table-cell">
      <style:table-cell-properties style:vertical-align="bottom" fo:padding-left="0.053cm" fo:padding-right="0.053cm" fo:padding-top="0cm" fo:padding-bottom="0cm" fo:border="none"/>
    </style:style>
    <style:style style:name="Tabla1.B6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61" style:family="table-cell">
      <style:table-cell-properties style:vertical-align="bottom" fo:padding-left="0.053cm" fo:padding-right="0.053cm" fo:padding-top="0cm" fo:padding-bottom="0cm" fo:border="none"/>
    </style:style>
    <style:style style:name="Tabla1.D6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6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6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62" style:family="table-cell">
      <style:table-cell-properties style:vertical-align="bottom" fo:padding-left="0.053cm" fo:padding-right="0.053cm" fo:padding-top="0cm" fo:padding-bottom="0cm" fo:border="none"/>
    </style:style>
    <style:style style:name="Tabla1.B6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62" style:family="table-cell">
      <style:table-cell-properties style:vertical-align="bottom" fo:padding-left="0.053cm" fo:padding-right="0.053cm" fo:padding-top="0cm" fo:padding-bottom="0cm" fo:border="none"/>
    </style:style>
    <style:style style:name="Tabla1.D6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6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6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63" style:family="table-cell">
      <style:table-cell-properties style:vertical-align="bottom" fo:padding-left="0.053cm" fo:padding-right="0.053cm" fo:padding-top="0cm" fo:padding-bottom="0cm" fo:border="none"/>
    </style:style>
    <style:style style:name="Tabla1.B6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63" style:family="table-cell">
      <style:table-cell-properties style:vertical-align="bottom" fo:padding-left="0.053cm" fo:padding-right="0.053cm" fo:padding-top="0cm" fo:padding-bottom="0cm" fo:border="none"/>
    </style:style>
    <style:style style:name="Tabla1.D6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6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6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64" style:family="table-cell">
      <style:table-cell-properties style:vertical-align="bottom" fo:padding-left="0.053cm" fo:padding-right="0.053cm" fo:padding-top="0cm" fo:padding-bottom="0cm" fo:border="none"/>
    </style:style>
    <style:style style:name="Tabla1.B6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64" style:family="table-cell">
      <style:table-cell-properties style:vertical-align="bottom" fo:padding-left="0.053cm" fo:padding-right="0.053cm" fo:padding-top="0cm" fo:padding-bottom="0cm" fo:border="none"/>
    </style:style>
    <style:style style:name="Tabla1.D6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6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6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65" style:family="table-cell">
      <style:table-cell-properties style:vertical-align="bottom" fo:padding-left="0.053cm" fo:padding-right="0.053cm" fo:padding-top="0cm" fo:padding-bottom="0cm" fo:border="none"/>
    </style:style>
    <style:style style:name="Tabla1.B6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65" style:family="table-cell">
      <style:table-cell-properties style:vertical-align="bottom" fo:padding-left="0.053cm" fo:padding-right="0.053cm" fo:padding-top="0cm" fo:padding-bottom="0cm" fo:border="none"/>
    </style:style>
    <style:style style:name="Tabla1.D6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6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6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66" style:family="table-cell">
      <style:table-cell-properties style:vertical-align="bottom" fo:padding-left="0.053cm" fo:padding-right="0.053cm" fo:padding-top="0cm" fo:padding-bottom="0cm" fo:border="none"/>
    </style:style>
    <style:style style:name="Tabla1.B6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66" style:family="table-cell">
      <style:table-cell-properties style:vertical-align="bottom" fo:padding-left="0.053cm" fo:padding-right="0.053cm" fo:padding-top="0cm" fo:padding-bottom="0cm" fo:border="none"/>
    </style:style>
    <style:style style:name="Tabla1.D6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6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6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67" style:family="table-cell">
      <style:table-cell-properties style:vertical-align="bottom" fo:padding-left="0.053cm" fo:padding-right="0.053cm" fo:padding-top="0cm" fo:padding-bottom="0cm" fo:border="none"/>
    </style:style>
    <style:style style:name="Tabla1.B6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67" style:family="table-cell">
      <style:table-cell-properties style:vertical-align="bottom" fo:padding-left="0.053cm" fo:padding-right="0.053cm" fo:padding-top="0cm" fo:padding-bottom="0cm" fo:border="none"/>
    </style:style>
    <style:style style:name="Tabla1.D6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6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6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68" style:family="table-cell">
      <style:table-cell-properties style:vertical-align="bottom" fo:padding-left="0.053cm" fo:padding-right="0.053cm" fo:padding-top="0cm" fo:padding-bottom="0cm" fo:border="none"/>
    </style:style>
    <style:style style:name="Tabla1.B6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68" style:family="table-cell">
      <style:table-cell-properties style:vertical-align="bottom" fo:padding-left="0.053cm" fo:padding-right="0.053cm" fo:padding-top="0cm" fo:padding-bottom="0cm" fo:border="none"/>
    </style:style>
    <style:style style:name="Tabla1.D6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6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6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69" style:family="table-cell">
      <style:table-cell-properties style:vertical-align="bottom" fo:padding-left="0.053cm" fo:padding-right="0.053cm" fo:padding-top="0cm" fo:padding-bottom="0cm" fo:border="none"/>
    </style:style>
    <style:style style:name="Tabla1.B6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69" style:family="table-cell">
      <style:table-cell-properties style:vertical-align="bottom" fo:padding-left="0.053cm" fo:padding-right="0.053cm" fo:padding-top="0cm" fo:padding-bottom="0cm" fo:border="none"/>
    </style:style>
    <style:style style:name="Tabla1.D6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6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6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70" style:family="table-cell">
      <style:table-cell-properties style:vertical-align="bottom" fo:padding-left="0.053cm" fo:padding-right="0.053cm" fo:padding-top="0cm" fo:padding-bottom="0cm" fo:border="none"/>
    </style:style>
    <style:style style:name="Tabla1.B7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70" style:family="table-cell">
      <style:table-cell-properties style:vertical-align="bottom" fo:padding-left="0.053cm" fo:padding-right="0.053cm" fo:padding-top="0cm" fo:padding-bottom="0cm" fo:border="none"/>
    </style:style>
    <style:style style:name="Tabla1.D7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7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7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71" style:family="table-cell">
      <style:table-cell-properties style:vertical-align="bottom" fo:padding-left="0.053cm" fo:padding-right="0.053cm" fo:padding-top="0cm" fo:padding-bottom="0cm" fo:border="none"/>
    </style:style>
    <style:style style:name="Tabla1.B7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71" style:family="table-cell">
      <style:table-cell-properties style:vertical-align="bottom" fo:padding-left="0.053cm" fo:padding-right="0.053cm" fo:padding-top="0cm" fo:padding-bottom="0cm" fo:border="none"/>
    </style:style>
    <style:style style:name="Tabla1.D7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7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7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72" style:family="table-cell">
      <style:table-cell-properties style:vertical-align="bottom" fo:padding-left="0.053cm" fo:padding-right="0.053cm" fo:padding-top="0cm" fo:padding-bottom="0cm" fo:border="none"/>
    </style:style>
    <style:style style:name="Tabla1.B7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72" style:family="table-cell">
      <style:table-cell-properties style:vertical-align="bottom" fo:padding-left="0.053cm" fo:padding-right="0.053cm" fo:padding-top="0cm" fo:padding-bottom="0cm" fo:border="none"/>
    </style:style>
    <style:style style:name="Tabla1.D7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7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7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73" style:family="table-cell">
      <style:table-cell-properties style:vertical-align="bottom" fo:padding-left="0.053cm" fo:padding-right="0.053cm" fo:padding-top="0cm" fo:padding-bottom="0cm" fo:border="none"/>
    </style:style>
    <style:style style:name="Tabla1.B7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73" style:family="table-cell">
      <style:table-cell-properties style:vertical-align="bottom" fo:padding-left="0.053cm" fo:padding-right="0.053cm" fo:padding-top="0cm" fo:padding-bottom="0cm" fo:border="none"/>
    </style:style>
    <style:style style:name="Tabla1.D7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7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7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74" style:family="table-cell">
      <style:table-cell-properties style:vertical-align="bottom" fo:padding-left="0.053cm" fo:padding-right="0.053cm" fo:padding-top="0cm" fo:padding-bottom="0cm" fo:border="none"/>
    </style:style>
    <style:style style:name="Tabla1.B7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74" style:family="table-cell">
      <style:table-cell-properties style:vertical-align="bottom" fo:padding-left="0.053cm" fo:padding-right="0.053cm" fo:padding-top="0cm" fo:padding-bottom="0cm" fo:border="none"/>
    </style:style>
    <style:style style:name="Tabla1.D7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7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7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75" style:family="table-cell">
      <style:table-cell-properties style:vertical-align="bottom" fo:padding-left="0.053cm" fo:padding-right="0.053cm" fo:padding-top="0cm" fo:padding-bottom="0cm" fo:border="none"/>
    </style:style>
    <style:style style:name="Tabla1.B7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75" style:family="table-cell">
      <style:table-cell-properties style:vertical-align="bottom" fo:padding-left="0.053cm" fo:padding-right="0.053cm" fo:padding-top="0cm" fo:padding-bottom="0cm" fo:border="none"/>
    </style:style>
    <style:style style:name="Tabla1.D7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7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7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76" style:family="table-cell">
      <style:table-cell-properties style:vertical-align="bottom" fo:padding-left="0.053cm" fo:padding-right="0.053cm" fo:padding-top="0cm" fo:padding-bottom="0cm" fo:border="none"/>
    </style:style>
    <style:style style:name="Tabla1.B7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76" style:family="table-cell">
      <style:table-cell-properties style:vertical-align="bottom" fo:padding-left="0.053cm" fo:padding-right="0.053cm" fo:padding-top="0cm" fo:padding-bottom="0cm" fo:border="none"/>
    </style:style>
    <style:style style:name="Tabla1.D7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7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7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77" style:family="table-cell">
      <style:table-cell-properties style:vertical-align="bottom" fo:padding-left="0.053cm" fo:padding-right="0.053cm" fo:padding-top="0cm" fo:padding-bottom="0cm" fo:border="none"/>
    </style:style>
    <style:style style:name="Tabla1.B7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77" style:family="table-cell">
      <style:table-cell-properties style:vertical-align="bottom" fo:padding-left="0.053cm" fo:padding-right="0.053cm" fo:padding-top="0cm" fo:padding-bottom="0cm" fo:border="none"/>
    </style:style>
    <style:style style:name="Tabla1.D7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7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7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78" style:family="table-cell">
      <style:table-cell-properties style:vertical-align="bottom" fo:padding-left="0.053cm" fo:padding-right="0.053cm" fo:padding-top="0cm" fo:padding-bottom="0cm" fo:border="none"/>
    </style:style>
    <style:style style:name="Tabla1.B7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78" style:family="table-cell">
      <style:table-cell-properties style:vertical-align="bottom" fo:padding-left="0.053cm" fo:padding-right="0.053cm" fo:padding-top="0cm" fo:padding-bottom="0cm" fo:border="none"/>
    </style:style>
    <style:style style:name="Tabla1.D7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7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7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79" style:family="table-cell">
      <style:table-cell-properties style:vertical-align="bottom" fo:padding-left="0.053cm" fo:padding-right="0.053cm" fo:padding-top="0cm" fo:padding-bottom="0cm" fo:border="none"/>
    </style:style>
    <style:style style:name="Tabla1.B7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79" style:family="table-cell">
      <style:table-cell-properties style:vertical-align="bottom" fo:padding-left="0.053cm" fo:padding-right="0.053cm" fo:padding-top="0cm" fo:padding-bottom="0cm" fo:border="none"/>
    </style:style>
    <style:style style:name="Tabla1.D7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7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7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80" style:family="table-cell">
      <style:table-cell-properties style:vertical-align="bottom" fo:padding-left="0.053cm" fo:padding-right="0.053cm" fo:padding-top="0cm" fo:padding-bottom="0cm" fo:border="none"/>
    </style:style>
    <style:style style:name="Tabla1.B8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80" style:family="table-cell">
      <style:table-cell-properties style:vertical-align="bottom" fo:padding-left="0.053cm" fo:padding-right="0.053cm" fo:padding-top="0cm" fo:padding-bottom="0cm" fo:border="none"/>
    </style:style>
    <style:style style:name="Tabla1.D8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8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8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81" style:family="table-cell">
      <style:table-cell-properties style:vertical-align="bottom" fo:padding-left="0.053cm" fo:padding-right="0.053cm" fo:padding-top="0cm" fo:padding-bottom="0cm" fo:border="none"/>
    </style:style>
    <style:style style:name="Tabla1.B8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81" style:family="table-cell">
      <style:table-cell-properties style:vertical-align="bottom" fo:padding-left="0.053cm" fo:padding-right="0.053cm" fo:padding-top="0cm" fo:padding-bottom="0cm" fo:border="none"/>
    </style:style>
    <style:style style:name="Tabla1.D8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8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8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82" style:family="table-cell">
      <style:table-cell-properties style:vertical-align="bottom" fo:padding-left="0.053cm" fo:padding-right="0.053cm" fo:padding-top="0cm" fo:padding-bottom="0cm" fo:border="none"/>
    </style:style>
    <style:style style:name="Tabla1.B8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82" style:family="table-cell">
      <style:table-cell-properties style:vertical-align="bottom" fo:padding-left="0.053cm" fo:padding-right="0.053cm" fo:padding-top="0cm" fo:padding-bottom="0cm" fo:border="none"/>
    </style:style>
    <style:style style:name="Tabla1.D8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8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8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83" style:family="table-cell">
      <style:table-cell-properties style:vertical-align="bottom" fo:padding-left="0.053cm" fo:padding-right="0.053cm" fo:padding-top="0cm" fo:padding-bottom="0cm" fo:border="none"/>
    </style:style>
    <style:style style:name="Tabla1.B8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83" style:family="table-cell">
      <style:table-cell-properties style:vertical-align="bottom" fo:padding-left="0.053cm" fo:padding-right="0.053cm" fo:padding-top="0cm" fo:padding-bottom="0cm" fo:border="none"/>
    </style:style>
    <style:style style:name="Tabla1.D8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8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8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84" style:family="table-cell">
      <style:table-cell-properties style:vertical-align="bottom" fo:padding-left="0.053cm" fo:padding-right="0.053cm" fo:padding-top="0cm" fo:padding-bottom="0cm" fo:border="none"/>
    </style:style>
    <style:style style:name="Tabla1.B8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84" style:family="table-cell">
      <style:table-cell-properties style:vertical-align="bottom" fo:padding-left="0.053cm" fo:padding-right="0.053cm" fo:padding-top="0cm" fo:padding-bottom="0cm" fo:border="none"/>
    </style:style>
    <style:style style:name="Tabla1.D8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8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8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85" style:family="table-cell">
      <style:table-cell-properties style:vertical-align="bottom" fo:padding-left="0.053cm" fo:padding-right="0.053cm" fo:padding-top="0cm" fo:padding-bottom="0cm" fo:border="none"/>
    </style:style>
    <style:style style:name="Tabla1.B8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85" style:family="table-cell">
      <style:table-cell-properties style:vertical-align="bottom" fo:padding-left="0.053cm" fo:padding-right="0.053cm" fo:padding-top="0cm" fo:padding-bottom="0cm" fo:border="none"/>
    </style:style>
    <style:style style:name="Tabla1.D8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8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8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86" style:family="table-cell">
      <style:table-cell-properties style:vertical-align="bottom" fo:padding-left="0.053cm" fo:padding-right="0.053cm" fo:padding-top="0cm" fo:padding-bottom="0cm" fo:border="none"/>
    </style:style>
    <style:style style:name="Tabla1.B8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86" style:family="table-cell">
      <style:table-cell-properties style:vertical-align="bottom" fo:padding-left="0.053cm" fo:padding-right="0.053cm" fo:padding-top="0cm" fo:padding-bottom="0cm" fo:border="none"/>
    </style:style>
    <style:style style:name="Tabla1.D8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8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8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87" style:family="table-cell">
      <style:table-cell-properties style:vertical-align="bottom" fo:padding-left="0.053cm" fo:padding-right="0.053cm" fo:padding-top="0cm" fo:padding-bottom="0cm" fo:border="none"/>
    </style:style>
    <style:style style:name="Tabla1.B8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87" style:family="table-cell">
      <style:table-cell-properties style:vertical-align="bottom" fo:padding-left="0.053cm" fo:padding-right="0.053cm" fo:padding-top="0cm" fo:padding-bottom="0cm" fo:border="none"/>
    </style:style>
    <style:style style:name="Tabla1.D8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8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8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88" style:family="table-cell">
      <style:table-cell-properties style:vertical-align="bottom" fo:padding-left="0.053cm" fo:padding-right="0.053cm" fo:padding-top="0cm" fo:padding-bottom="0cm" fo:border="none"/>
    </style:style>
    <style:style style:name="Tabla1.B8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88" style:family="table-cell">
      <style:table-cell-properties style:vertical-align="bottom" fo:padding-left="0.053cm" fo:padding-right="0.053cm" fo:padding-top="0cm" fo:padding-bottom="0cm" fo:border="none"/>
    </style:style>
    <style:style style:name="Tabla1.D8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8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8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89" style:family="table-cell">
      <style:table-cell-properties style:vertical-align="bottom" fo:padding-left="0.053cm" fo:padding-right="0.053cm" fo:padding-top="0cm" fo:padding-bottom="0cm" fo:border="none"/>
    </style:style>
    <style:style style:name="Tabla1.B8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89" style:family="table-cell">
      <style:table-cell-properties style:vertical-align="bottom" fo:padding-left="0.053cm" fo:padding-right="0.053cm" fo:padding-top="0cm" fo:padding-bottom="0cm" fo:border="none"/>
    </style:style>
    <style:style style:name="Tabla1.D8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8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8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90" style:family="table-cell">
      <style:table-cell-properties style:vertical-align="bottom" fo:padding-left="0.053cm" fo:padding-right="0.053cm" fo:padding-top="0cm" fo:padding-bottom="0cm" fo:border="none"/>
    </style:style>
    <style:style style:name="Tabla1.B9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90" style:family="table-cell">
      <style:table-cell-properties style:vertical-align="bottom" fo:padding-left="0.053cm" fo:padding-right="0.053cm" fo:padding-top="0cm" fo:padding-bottom="0cm" fo:border="none"/>
    </style:style>
    <style:style style:name="Tabla1.D9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9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9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91" style:family="table-cell">
      <style:table-cell-properties style:vertical-align="bottom" fo:padding-left="0.053cm" fo:padding-right="0.053cm" fo:padding-top="0cm" fo:padding-bottom="0cm" fo:border="none"/>
    </style:style>
    <style:style style:name="Tabla1.B9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91" style:family="table-cell">
      <style:table-cell-properties style:vertical-align="bottom" fo:padding-left="0.053cm" fo:padding-right="0.053cm" fo:padding-top="0cm" fo:padding-bottom="0cm" fo:border="none"/>
    </style:style>
    <style:style style:name="Tabla1.D9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9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9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92" style:family="table-cell">
      <style:table-cell-properties style:vertical-align="bottom" fo:padding-left="0.053cm" fo:padding-right="0.053cm" fo:padding-top="0cm" fo:padding-bottom="0cm" fo:border="none"/>
    </style:style>
    <style:style style:name="Tabla1.B9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92" style:family="table-cell">
      <style:table-cell-properties style:vertical-align="bottom" fo:padding-left="0.053cm" fo:padding-right="0.053cm" fo:padding-top="0cm" fo:padding-bottom="0cm" fo:border="none"/>
    </style:style>
    <style:style style:name="Tabla1.D9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9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9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93" style:family="table-cell">
      <style:table-cell-properties style:vertical-align="bottom" fo:padding-left="0.053cm" fo:padding-right="0.053cm" fo:padding-top="0cm" fo:padding-bottom="0cm" fo:border="none"/>
    </style:style>
    <style:style style:name="Tabla1.B9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93" style:family="table-cell">
      <style:table-cell-properties style:vertical-align="bottom" fo:padding-left="0.053cm" fo:padding-right="0.053cm" fo:padding-top="0cm" fo:padding-bottom="0cm" fo:border="none"/>
    </style:style>
    <style:style style:name="Tabla1.D9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9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9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94" style:family="table-cell">
      <style:table-cell-properties style:vertical-align="bottom" fo:padding-left="0.053cm" fo:padding-right="0.053cm" fo:padding-top="0cm" fo:padding-bottom="0cm" fo:border="none"/>
    </style:style>
    <style:style style:name="Tabla1.B9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94" style:family="table-cell">
      <style:table-cell-properties style:vertical-align="bottom" fo:padding-left="0.053cm" fo:padding-right="0.053cm" fo:padding-top="0cm" fo:padding-bottom="0cm" fo:border="none"/>
    </style:style>
    <style:style style:name="Tabla1.D9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9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9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95" style:family="table-cell">
      <style:table-cell-properties style:vertical-align="bottom" fo:padding-left="0.053cm" fo:padding-right="0.053cm" fo:padding-top="0cm" fo:padding-bottom="0cm" fo:border="none"/>
    </style:style>
    <style:style style:name="Tabla1.B9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95" style:family="table-cell">
      <style:table-cell-properties style:vertical-align="bottom" fo:padding-left="0.053cm" fo:padding-right="0.053cm" fo:padding-top="0cm" fo:padding-bottom="0cm" fo:border="none"/>
    </style:style>
    <style:style style:name="Tabla1.D9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9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9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96" style:family="table-cell">
      <style:table-cell-properties style:vertical-align="bottom" fo:padding-left="0.053cm" fo:padding-right="0.053cm" fo:padding-top="0cm" fo:padding-bottom="0cm" fo:border="none"/>
    </style:style>
    <style:style style:name="Tabla1.B9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96" style:family="table-cell">
      <style:table-cell-properties style:vertical-align="bottom" fo:padding-left="0.053cm" fo:padding-right="0.053cm" fo:padding-top="0cm" fo:padding-bottom="0cm" fo:border="none"/>
    </style:style>
    <style:style style:name="Tabla1.D9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9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9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97" style:family="table-cell">
      <style:table-cell-properties style:vertical-align="bottom" fo:padding-left="0.053cm" fo:padding-right="0.053cm" fo:padding-top="0cm" fo:padding-bottom="0cm" fo:border="none"/>
    </style:style>
    <style:style style:name="Tabla1.B9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97" style:family="table-cell">
      <style:table-cell-properties style:vertical-align="bottom" fo:padding-left="0.053cm" fo:padding-right="0.053cm" fo:padding-top="0cm" fo:padding-bottom="0cm" fo:border="none"/>
    </style:style>
    <style:style style:name="Tabla1.D9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9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9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98" style:family="table-cell">
      <style:table-cell-properties style:vertical-align="bottom" fo:padding-left="0.053cm" fo:padding-right="0.053cm" fo:padding-top="0cm" fo:padding-bottom="0cm" fo:border="none"/>
    </style:style>
    <style:style style:name="Tabla1.B9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98" style:family="table-cell">
      <style:table-cell-properties style:vertical-align="bottom" fo:padding-left="0.053cm" fo:padding-right="0.053cm" fo:padding-top="0cm" fo:padding-bottom="0cm" fo:border="none"/>
    </style:style>
    <style:style style:name="Tabla1.D9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9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9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99" style:family="table-cell">
      <style:table-cell-properties style:vertical-align="bottom" fo:padding-left="0.053cm" fo:padding-right="0.053cm" fo:padding-top="0cm" fo:padding-bottom="0cm" fo:border="none"/>
    </style:style>
    <style:style style:name="Tabla1.B9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99" style:family="table-cell">
      <style:table-cell-properties style:vertical-align="bottom" fo:padding-left="0.053cm" fo:padding-right="0.053cm" fo:padding-top="0cm" fo:padding-bottom="0cm" fo:border="none"/>
    </style:style>
    <style:style style:name="Tabla1.D9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9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9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00" style:family="table-cell">
      <style:table-cell-properties style:vertical-align="bottom" fo:padding-left="0.053cm" fo:padding-right="0.053cm" fo:padding-top="0cm" fo:padding-bottom="0cm" fo:border="none"/>
    </style:style>
    <style:style style:name="Tabla1.B10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00" style:family="table-cell">
      <style:table-cell-properties style:vertical-align="bottom" fo:padding-left="0.053cm" fo:padding-right="0.053cm" fo:padding-top="0cm" fo:padding-bottom="0cm" fo:border="none"/>
    </style:style>
    <style:style style:name="Tabla1.D10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0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0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01" style:family="table-cell">
      <style:table-cell-properties style:vertical-align="bottom" fo:padding-left="0.053cm" fo:padding-right="0.053cm" fo:padding-top="0cm" fo:padding-bottom="0cm" fo:border="none"/>
    </style:style>
    <style:style style:name="Tabla1.B10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01" style:family="table-cell">
      <style:table-cell-properties style:vertical-align="bottom" fo:padding-left="0.053cm" fo:padding-right="0.053cm" fo:padding-top="0cm" fo:padding-bottom="0cm" fo:border="none"/>
    </style:style>
    <style:style style:name="Tabla1.D10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0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0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02" style:family="table-cell">
      <style:table-cell-properties style:vertical-align="bottom" fo:padding-left="0.053cm" fo:padding-right="0.053cm" fo:padding-top="0cm" fo:padding-bottom="0cm" fo:border="none"/>
    </style:style>
    <style:style style:name="Tabla1.B10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02" style:family="table-cell">
      <style:table-cell-properties style:vertical-align="bottom" fo:padding-left="0.053cm" fo:padding-right="0.053cm" fo:padding-top="0cm" fo:padding-bottom="0cm" fo:border="none"/>
    </style:style>
    <style:style style:name="Tabla1.D10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0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0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03" style:family="table-cell">
      <style:table-cell-properties style:vertical-align="bottom" fo:padding-left="0.053cm" fo:padding-right="0.053cm" fo:padding-top="0cm" fo:padding-bottom="0cm" fo:border="none"/>
    </style:style>
    <style:style style:name="Tabla1.B10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03" style:family="table-cell">
      <style:table-cell-properties style:vertical-align="bottom" fo:padding-left="0.053cm" fo:padding-right="0.053cm" fo:padding-top="0cm" fo:padding-bottom="0cm" fo:border="none"/>
    </style:style>
    <style:style style:name="Tabla1.D10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0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0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04" style:family="table-cell">
      <style:table-cell-properties style:vertical-align="bottom" fo:padding-left="0.053cm" fo:padding-right="0.053cm" fo:padding-top="0cm" fo:padding-bottom="0cm" fo:border="none"/>
    </style:style>
    <style:style style:name="Tabla1.B104" style:family="table-cell">
      <style:table-cell-properties style:vertical-align="bottom" fo:padding-left="0.053cm" fo:padding-right="0.053cm" fo:padding-top="0cm" fo:padding-bottom="0cm" fo:border="none"/>
    </style:style>
    <style:style style:name="Tabla1.C104" style:family="table-cell">
      <style:table-cell-properties style:vertical-align="bottom" fo:padding-left="0.053cm" fo:padding-right="0.053cm" fo:padding-top="0cm" fo:padding-bottom="0cm" fo:border="none"/>
    </style:style>
    <style:style style:name="Tabla1.D104" style:family="table-cell">
      <style:table-cell-properties style:vertical-align="bottom" fo:padding-left="0.053cm" fo:padding-right="0.053cm" fo:padding-top="0cm" fo:padding-bottom="0cm" fo:border="none"/>
    </style:style>
    <style:style style:name="Tabla1.E104" style:family="table-cell">
      <style:table-cell-properties style:vertical-align="bottom" fo:padding-left="0.053cm" fo:padding-right="0.053cm" fo:padding-top="0cm" fo:padding-bottom="0cm" fo:border="none"/>
    </style:style>
    <style:style style:name="Tabla1.F104" style:family="table-cell">
      <style:table-cell-properties style:vertical-align="bottom" fo:padding-left="0.053cm" fo:padding-right="0.053cm" fo:padding-top="0cm" fo:padding-bottom="0cm" fo:border="none"/>
    </style:style>
    <style:style style:name="Tabla1.A105" style:family="table-cell">
      <style:table-cell-properties style:vertical-align="bottom" fo:padding-left="0.053cm" fo:padding-right="0.053cm" fo:padding-top="0cm" fo:padding-bottom="0cm" fo:border="none"/>
    </style:style>
    <style:style style:name="Tabla1.B105" style:family="table-cell">
      <style:table-cell-properties style:vertical-align="bottom" fo:padding-left="0.053cm" fo:padding-right="0.053cm" fo:padding-top="0cm" fo:padding-bottom="0cm" fo:border="none"/>
    </style:style>
    <style:style style:name="Tabla1.C105" style:family="table-cell">
      <style:table-cell-properties style:vertical-align="bottom" fo:padding-left="0.053cm" fo:padding-right="0.053cm" fo:padding-top="0cm" fo:padding-bottom="0cm" fo:border="none"/>
    </style:style>
    <style:style style:name="Tabla1.D105" style:family="table-cell">
      <style:table-cell-properties style:vertical-align="bottom" fo:padding-left="0.053cm" fo:padding-right="0.053cm" fo:padding-top="0cm" fo:padding-bottom="0cm" fo:border="none"/>
    </style:style>
    <style:style style:name="Tabla1.E105" style:family="table-cell">
      <style:table-cell-properties style:vertical-align="bottom" fo:padding-left="0.053cm" fo:padding-right="0.053cm" fo:padding-top="0cm" fo:padding-bottom="0cm" fo:border="none"/>
    </style:style>
    <style:style style:name="Tabla1.F10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List_20_Paragraph">
      <style:text-properties style:font-name="Futura light" fo:font-size="10pt" style:font-name-asian="Calibri1" style:font-size-asian="10pt" style:font-size-complex="11pt"/>
    </style:style>
    <style:style style:name="P2" style:family="paragraph" style:parent-style-name="List_20_Paragraph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3" style:family="paragraph" style:parent-style-name="Standard">
      <style:paragraph-properties fo:line-height="105%" fo:text-align="justify" style:justify-single-word="false"/>
      <style:text-properties style:font-name="Futura-Light" fo:font-size="10pt" style:font-name-asian="Calibri1" style:font-size-asian="10pt" style:font-size-complex="11pt"/>
    </style:style>
    <style:style style:name="P4" style:family="paragraph" style:parent-style-name="Standard">
      <style:paragraph-properties fo:line-height="105%" fo:text-align="end" style:justify-single-word="false"/>
      <style:text-properties style:font-name="Futura-Light" fo:font-size="10pt" style:font-name-asian="Calibri1" style:font-size-asian="10pt" style:font-size-complex="11pt"/>
    </style:style>
    <style:style style:name="P5" style:family="paragraph" style:parent-style-name="Standard">
      <style:paragraph-properties fo:line-height="105%" fo:text-align="justify" style:justify-single-word="false"/>
      <style:text-properties style:font-name="Futura-Light" fo:font-size="10pt" fo:language="es" fo:country="EC" fo:font-weight="bold" style:font-name-asian="Calibri1" style:font-size-asian="10pt" style:font-weight-asian="bold" style:font-name-complex="Times New Roman1" style:font-size-complex="11pt" style:font-weight-complex="bold"/>
    </style:style>
    <style:style style:name="P6" style:family="paragraph" style:parent-style-name="Standard">
      <style:paragraph-properties fo:line-height="105%" fo:text-align="justify" style:justify-single-word="false"/>
      <style:text-properties style:font-name="Futura-Light" fo:font-size="10pt" fo:language="es" fo:country="EC" style:font-name-asian="Calibri1" style:font-size-asian="10pt" style:font-name-complex="Times New Roman1" style:font-size-complex="11pt"/>
    </style:style>
    <style:style style:name="P7" style:family="paragraph" style:parent-style-name="Standard">
      <style:paragraph-properties fo:line-height="105%" fo:text-align="justify" style:justify-single-word="false"/>
    </style:style>
    <style:style style:name="P8" style:family="paragraph" style:parent-style-name="Standard">
      <style:paragraph-properties fo:line-height="105%" fo:text-align="center" style:justify-single-word="false"/>
    </style:style>
    <style:style style:name="P9" style:family="paragraph" style:parent-style-name="Standard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10" style:family="paragraph" style:parent-style-name="Standard">
      <style:paragraph-properties fo:line-height="105%" fo:text-align="justify" style:justify-single-word="false"/>
      <style:text-properties style:font-name="Futura light" fo:font-size="10pt" style:font-name-asian="Calibri1" style:font-size-asian="10pt"/>
    </style:style>
    <style:style style:name="P11" style:family="paragraph" style:parent-style-name="Standard">
      <style:paragraph-properties fo:line-height="105%" fo:text-align="center" style:justify-single-word="false"/>
      <style:text-properties style:font-name="Futura light" fo:font-size="10pt" style:font-name-asian="Calibri1" style:font-size-asian="10pt"/>
    </style:style>
    <style:style style:name="P12" style:family="paragraph" style:parent-style-name="Standard">
      <style:paragraph-properties fo:line-height="105%" fo:text-align="justify" style:justify-single-word="false"/>
      <style:text-properties style:font-name="Futura light" fo:font-size="10pt" officeooo:rsid="000adf9f" officeooo:paragraph-rsid="000adf9f" style:font-name-asian="Calibri1" style:font-size-asian="10pt"/>
    </style:style>
    <style:style style:name="P13" style:family="paragraph" style:parent-style-name="Standard">
      <style:text-properties style:font-name="Futura light" fo:font-size="10pt" fo:font-weight="bold" style:font-name-asian="Calibri1" style:font-size-asian="10pt" style:font-weight-asian="bold"/>
    </style:style>
    <style:style style:name="P14" style:family="paragraph" style:parent-style-name="Standard">
      <style:paragraph-properties fo:line-height="105%" fo:text-align="justify" style:justify-single-word="false"/>
      <style:text-properties style:font-name="Futura light" fo:font-size="10pt" fo:font-weight="bold" style:font-name-asian="Calibri1" style:font-size-asian="10pt" style:font-weight-asian="bold" style:font-weight-complex="bold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color="#000000" fo:font-size="9pt" fo:font-weight="bold" officeooo:rsid="000bfaef" officeooo:paragraph-rsid="000bfaef" fo:background-color="transparent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Geneva" fo:font-size="9pt" fo:language="es" fo:country="EC" fo:font-weight="bold" officeooo:rsid="00121358" officeooo:paragraph-rsid="00121358" fo:background-color="transparent" style:font-name-asian="Times New Roman1" style:font-size-asian="9pt" style:font-weight-asian="bold" style:font-name-complex="Times New Roman1" style:font-size-complex="9pt" style:font-weight-complex="bold"/>
    </style:style>
    <style:style style:name="P17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0adf9f" officeooo:paragraph-rsid="000adf9f" style:font-name-asian="Calibri1" style:font-size-asian="10pt" style:font-weight-asian="normal" style:font-size-complex="11pt" style:font-weight-complex="normal"/>
    </style:style>
    <style:style style:name="P18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paragraph-rsid="000adf9f" style:font-name-asian="Calibri1" style:font-size-asian="10pt" style:font-weight-asian="bold" style:font-size-complex="11pt" style:font-weight-complex="bold"/>
    </style:style>
    <style:style style:name="P19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rsid="001c471f" officeooo:paragraph-rsid="000adf9f" style:font-name-asian="Calibri1" style:font-size-asian="10pt" style:font-weight-asian="bold" style:font-size-complex="11pt" style:font-weight-complex="bold"/>
    </style:style>
    <style:style style:name="P20" style:family="paragraph" style:parent-style-name="Standard_20__28_user_29_">
      <style:paragraph-properties fo:line-height="104%" fo:text-align="justify" style:justify-single-word="false"/>
      <style:text-properties style:font-name="Futura-Light" fo:font-size="10pt" officeooo:paragraph-rsid="000adf9f" style:font-name-asian="Calibri1" style:font-size-asian="10pt" style:font-size-complex="11pt"/>
    </style:style>
    <style:style style:name="P21" style:family="paragraph" style:parent-style-name="Table_20_Contents">
      <style:text-properties fo:color="#000000" fo:font-size="9pt" style:font-size-asian="9pt" style:font-size-complex="9pt"/>
    </style:style>
    <style:style style:name="P22" style:family="paragraph" style:parent-style-name="Table_20_Contents">
      <style:paragraph-properties fo:text-align="start" style:justify-single-word="false"/>
      <style:text-properties fo:color="#000000" fo:font-size="9pt" style:font-size-asian="9pt" style:font-size-complex="9pt"/>
    </style:style>
    <style:style style:name="P23" style:family="paragraph" style:parent-style-name="Table_20_Contents">
      <style:paragraph-properties fo:text-align="end" style:justify-single-word="false"/>
      <style:text-properties fo:color="#000000" fo:font-size="9pt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fo:color="#000000"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text-properties fo:color="#000000" fo:font-size="9pt" fo:font-weight="bold" officeooo:rsid="00123dad" officeooo:paragraph-rsid="00123dad" style:font-size-asian="9pt" style:font-weight-asian="bold" style:font-size-complex="9pt" style:font-weight-complex="bold"/>
    </style:style>
    <style:style style:name="P26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2d4cf" officeooo:paragraph-rsid="0012d4cf" style:font-name-asian="Calibri1" style:font-size-asian="10pt" style:font-weight-asian="normal" style:font-size-complex="11pt" style:font-weight-complex="normal"/>
    </style:style>
    <style:style style:name="P27" style:family="paragraph" style:parent-style-name="Standard" style:master-page-name="Standard">
      <style:paragraph-properties fo:line-height="105%" fo:text-align="end" style:justify-single-word="false" style:page-number="auto"/>
      <style:text-properties style:font-name="Futura-Light" fo:font-size="10pt" style:font-name-asian="Calibri1" style:font-size-asian="10pt" style:font-size-complex="11pt"/>
    </style:style>
    <style:style style:name="P28" style:family="paragraph" style:parent-style-name="Standard" style:master-page-name="Converted1">
      <style:paragraph-properties fo:line-height="105%" fo:text-align="justify" style:justify-single-word="false" style:page-number="auto"/>
    </style:style>
    <style:style style:name="P29" style:family="paragraph" style:parent-style-name="List_20_Paragraph" style:list-style-name="WWNum4">
      <style:paragraph-properties fo:line-height="105%" fo:text-align="justify" style:justify-single-word="false"/>
    </style:style>
    <style:style style:name="P30" style:family="paragraph" style:parent-style-name="List_20_Paragraph" style:list-style-name="WWNum4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T1" style:family="text">
      <style:text-properties style:font-name="Futura light" fo:font-size="10pt" style:font-name-asian="Calibri1" style:font-size-asian="10pt"/>
    </style:style>
    <style:style style:name="T2" style:family="text">
      <style:text-properties style:font-name="Futura light" fo:font-size="10pt" style:font-name-asian="Calibri1" style:font-size-asian="10pt" style:font-size-complex="11pt"/>
    </style:style>
    <style:style style:name="T3" style:family="text">
      <style:text-properties style:font-name="Futura light" fo:font-size="10pt" officeooo:rsid="000adf9f" style:font-name-asian="Calibri1" style:font-size-asian="10pt" style:font-size-complex="11pt"/>
    </style:style>
    <style:style style:name="T4" style:family="text">
      <style:text-properties style:font-name="Futura light" fo:font-size="10pt" officeooo:rsid="000adf9f" style:font-name-asian="Calibri1" style:font-size-asian="10pt"/>
    </style:style>
    <style:style style:name="T5" style:family="text">
      <style:text-properties style:font-name="Futura light" fo:font-size="10pt" fo:font-weight="bold" style:font-name-asian="Calibri1" style:font-size-asian="10pt" style:font-weight-asian="bold"/>
    </style:style>
    <style:style style:name="T6" style:family="text">
      <style:text-properties style:font-name="Futura light" fo:font-size="10pt" fo:font-weight="bold" style:font-name-asian="Calibri1" style:font-size-asian="10pt" style:font-weight-asian="bold" style:font-size-complex="11pt"/>
    </style:style>
    <style:style style:name="T7" style:family="text">
      <style:text-properties style:font-name="Futura light" fo:font-size="10pt" fo:font-weight="bold" officeooo:rsid="000adf9f" style:font-name-asian="Calibri1" style:font-size-asian="10pt" style:font-weight-asian="bold" style:font-size-complex="11pt" style:font-weight-complex="bold"/>
    </style:style>
    <style:style style:name="T8" style:family="text">
      <style:text-properties style:font-name="Futura light" fo:font-size="10pt" fo:font-weight="bold" officeooo:rsid="000adf9f" style:font-name-asian="Calibri1" style:font-size-asian="10pt" style:font-weight-asian="bold" style:font-size-complex="11pt"/>
    </style:style>
    <style:style style:name="T9" style:family="text">
      <style:text-properties style:font-name="Futura light" fo:font-size="10pt" fo:language="es" fo:country="EC" fo:font-weight="bold" officeooo:rsid="000adf9f" style:font-name-asian="Calibri1" style:font-size-asian="10pt" style:font-weight-asian="bold" style:font-name-complex="Times New Roman1" style:font-size-complex="11pt"/>
    </style:style>
    <style:style style:name="T10" style:family="text">
      <style:text-properties style:font-name="Futura light" fo:font-size="10pt" fo:language="es" fo:country="EC" fo:font-weight="bold" officeooo:rsid="00123dad" style:font-name-asian="Calibri1" style:font-size-asian="10pt" style:font-weight-asian="bold" style:font-name-complex="Times New Roman1" style:font-size-complex="11pt"/>
    </style:style>
    <style:style style:name="T11" style:family="text">
      <style:text-properties style:font-name="Futura light" fo:font-size="10pt" fo:language="es" fo:country="EC" officeooo:rsid="000adf9f" style:font-name-asian="Calibri1" style:font-size-asian="10pt" style:font-name-complex="Times New Roman1" style:font-size-complex="10pt"/>
    </style:style>
    <style:style style:name="T12" style:family="text">
      <style:text-properties officeooo:rsid="001c471f"/>
    </style:style>
    <style:style style:name="T13" style:family="text">
      <style:text-properties officeooo:rsid="0012d4cf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4">Guayaquil, 30 de noviembre del 2020.</text:p>
      <text:p text:style-name="P3"/>
      <text:p text:style-name="P3"/>
      <text:p text:style-name="P3">Señores</text:p>
      <text:p text:style-name="P5">CERVECERÍA NACIONAL CN S.A.</text:p>
      <text:p text:style-name="P6">Av. pascuales y Av. Rio Daule, Edificio Cervecería Nacional</text:p>
      <text:p text:style-name="P6">Teléfono: 04-216 2088</text:p>
      <text:p text:style-name="P3">Ciudad</text:p>
      <text:p text:style-name="P3"/>
      <text:p text:style-name="P9"><text:bookmark-start text:name="_Hlk57899765"/>De nuestras consideraciones,</text:p>
      <text:p text:style-name="P9"/>
      <text:p text:style-name="P7"><text:span text:style-name="T2">En relación con la auditoría independiente de los estados financieros de </text:span><text:span text:style-name="T7">GRAFIMPAC S.A.</text:span><text:span text:style-name="T3"> </text:span><text:span text:style-name="T2">que está siendo llevada a cabo por nuestros auditores externos </text:span><text:span text:style-name="T6">CPAALMEIDA CIA. LTDA.</text:span><text:span text:style-name="T2">, por el año que terminará el 31 de diciembre del 202</text:span><text:span text:style-name="T3">1</text:span><text:span text:style-name="T2">, por medio del presente nos permitimos solicitar se sirvan confirmar, directamente a ellos, la siguiente información:</text:span></text:p>
      <text:p text:style-name="P9"/>
      <text:list xml:id="list4121573527" text:style-name="WWNum4">
        <text:list-item>
          <text:p text:style-name="P29"><text:span text:style-name="T2">Según los estados financieros de nuestra Compañía, </text:span><text:span text:style-name="T6">al 31 </text:span><text:span text:style-name="T8">S</text:span><text:span text:style-name="T9">EPTIEMBRE</text:span><text:span text:style-name="T6"> del 202</text:span><text:span text:style-name="T8">1</text:span><text:span text:style-name="T2"> mantenemos un saldo a cobrar que asciende a </text:span><text:span text:style-name="T6">US$ </text:span><text:span text:style-name="T10">587.165,03</text:span><text:span text:style-name="T2"> Favor confirmar a nuestros Auditores su conformidad con este importe adeudado y, si hubiere alguna discrepancia, sírvanse proporcionarle sus observaciones al respecto.</text:span></text:p>
        </text:list-item>
      </text:list>
      <text:p text:style-name="P2"/>
      <text:list xml:id="list120460005610844" text:continue-numbering="true" text:style-name="WWNum4">
        <text:list-item>
          <text:p text:style-name="P29"><text:span text:style-name="T2">Con la presente comunicación les remitimos un estado de cuenta que contiene el detalle de todas las facturas por ventas emitidas a ustedes durante el año 202</text:span><text:span text:style-name="T3">1</text:span><text:span text:style-name="T2">. Sírvanse confirmar su conformidad con tales transacciones o, alternativamente, enviar a nuestros Auditores su detalle de compras o transacciones totales realizadas con nosotros durante el presente año.</text:span></text:p>
        </text:list-item>
      </text:list>
      <text:p text:style-name="P1"/>
      <text:list xml:id="list120461340034363" text:continue-numbering="true" text:style-name="WWNum4">
        <text:list-item>
          <text:p text:style-name="P30">Cualquier otra información que consideren importante para propósitos de la auditoría independiente, tal como anticipos pagados, condiciones de pago, etc.</text:p>
        </text:list-item>
      </text:list>
      <text:p text:style-name="P9"/>
      <text:p text:style-name="P10">Agradecemos remitir su respuesta directamente a nuestros auditores externos:</text:p>
      <text:p text:style-name="P10"/>
      <text:p text:style-name="P8"><text:span text:style-name="T5">CPAALMEIDA CIA. LTDA.</text:span><text:span text:style-name="T1">,</text:span></text:p>
      <text:p text:style-name="P11">Torres del Mall, Centro Comercial Mall del Sol, Torre B, Piso 4</text:p>
      <text:p text:style-name="P11">Teléfono 098-723-9800</text:p>
      <text:p text:style-name="P10"/>
      <text:p text:style-name="P7"><text:span text:style-name="T1">Para agilizar el proceso, esta información puede ser enviada por correo electrónico a </text:span><text:a xlink:type="simple" xlink:href="mailto:calmeida@cpalmeida.com" text:style-name="Internet_20_link" text:visited-style-name="Visited_20_Internet_20_Link"><text:span text:style-name="Internet_20_link"><text:span text:style-name="T1">calmeida@cpalmeida.com</text:span></text:span></text:a><text:span text:style-name="T1"> mientras las respuestas originales son recibidas por nuestros auditores independientes.</text:span></text:p>
      <text:p text:style-name="P10"/>
      <text:p text:style-name="P10">Atentamente,</text:p>
      <text:p text:style-name="P12"/>
      <text:p text:style-name="P18">Graficas Impacto GRAFIMPAC S.A.</text:p>
      <text:p text:style-name="P20"/>
      <text:p text:style-name="P20"/>
      <text:p text:style-name="P20"/>
      <text:p text:style-name="P20"/>
      <text:p text:style-name="P20"/>
      <text:p text:style-name="P19">JOSE <text:span text:style-name="T13">XAVIER ORBEA ARELLANO</text:span></text:p>
      <text:p text:style-name="P26">Presidente</text:p>
      <text:p text:style-name="P17"><text:bookmark-start text:name="_Hlk57801554"/>RUC: <text:bookmark-end text:name="_Hlk57801554"/><text:span text:style-name="T12">0991126864001</text:span></text:p>
      <text:p text:style-name="P14"><text:bookmark-end text:name="_Hlk57899765"/></text:p>
      <text:p text:style-name="P28"><text:span text:style-name="T1">Detalle de transacciones realizadas hasta </text:span><text:span text:style-name="T11">Septiembre</text:span><text:span text:style-name="T1"> del 202</text:span><text:span text:style-name="T4">1</text:span><text:span text:style-name="T1">.</text:span></text:p>
      <text:p text:style-name="P7"><text:span text:style-name="T1">Para propósito de Auditoria Externa de </text:span><text:span text:style-name="T11">GRAFIMPAC</text:span><text:span text:style-name="T1"> S.A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5">Tipo</text:p>
          </table:table-cell>
          <table:table-cell table:style-name="Tabla1.A1" office:value-type="string">
            <text:p text:style-name="P15">Doc.</text:p>
          </table:table-cell>
          <table:table-cell table:style-name="Tabla1.A1" office:value-type="string">
            <text:p text:style-name="P15">Fecha</text:p>
          </table:table-cell>
          <table:table-cell table:style-name="Tabla1.A1" office:value-type="string">
            <text:p text:style-name="P16">Detalle</text:p>
          </table:table-cell>
          <table:table-cell table:style-name="Tabla1.A1" office:value-type="string">
            <text:p text:style-name="P16">Facturado</text:p>
          </table:table-cell>
          <table:table-cell table:style-name="Tabla1.A1" office:value-type="string">
            <text:p text:style-name="P16">Saldo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2" office:value-type="float" office:value="47962">
            <text:p text:style-name="P23">47962</text:p>
          </table:table-cell>
          <table:table-cell table:style-name="Tabla1.C105" office:value-type="string">
            <text:p text:style-name="P22">2015.04.22</text:p>
          </table:table-cell>
          <table:table-cell table:style-name="Tabla1.D2" office:value-type="float" office:value="100763">
            <text:p text:style-name="P23">100763</text:p>
          </table:table-cell>
          <table:table-cell table:style-name="Tabla1.E2" office:value-type="float" office:value="2232.99">
            <text:p text:style-name="P23">2232.99</text:p>
          </table:table-cell>
          <table:table-cell table:style-name="Tabla1.F2" office:value-type="float" office:value="-0.01">
            <text:p text:style-name="P23">-0.01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3" office:value-type="float" office:value="75365">
            <text:p text:style-name="P23">75365</text:p>
          </table:table-cell>
          <table:table-cell table:style-name="Tabla1.C105" office:value-type="string">
            <text:p text:style-name="P22">2021.07.07</text:p>
          </table:table-cell>
          <table:table-cell table:style-name="Tabla1.D3" office:value-type="float" office:value="137365">
            <text:p text:style-name="P23">137365</text:p>
          </table:table-cell>
          <table:table-cell table:style-name="Tabla1.E3" office:value-type="float" office:value="2822.4">
            <text:p text:style-name="P23">2822.4</text:p>
          </table:table-cell>
          <table:table-cell table:style-name="Tabla1.F3" office:value-type="float" office:value="2748.06">
            <text:p text:style-name="P23">2748.06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4" office:value-type="float" office:value="75366">
            <text:p text:style-name="P23">75366</text:p>
          </table:table-cell>
          <table:table-cell table:style-name="Tabla1.C105" office:value-type="string">
            <text:p text:style-name="P22">2021.07.07</text:p>
          </table:table-cell>
          <table:table-cell table:style-name="Tabla1.D4" office:value-type="float" office:value="137388">
            <text:p text:style-name="P23">137388</text:p>
          </table:table-cell>
          <table:table-cell table:style-name="Tabla1.E4" office:value-type="float" office:value="987.84">
            <text:p text:style-name="P23">987.84</text:p>
          </table:table-cell>
          <table:table-cell table:style-name="Tabla1.F4" office:value-type="float" office:value="961.82">
            <text:p text:style-name="P23">961.82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5" office:value-type="float" office:value="75367">
            <text:p text:style-name="P23">75367</text:p>
          </table:table-cell>
          <table:table-cell table:style-name="Tabla1.C105" office:value-type="string">
            <text:p text:style-name="P22">2021.07.07</text:p>
          </table:table-cell>
          <table:table-cell table:style-name="Tabla1.D5" office:value-type="float" office:value="137397">
            <text:p text:style-name="P23">137397</text:p>
          </table:table-cell>
          <table:table-cell table:style-name="Tabla1.E5" office:value-type="float" office:value="2963.52">
            <text:p text:style-name="P23">2963.52</text:p>
          </table:table-cell>
          <table:table-cell table:style-name="Tabla1.F5" office:value-type="float" office:value="2885.46">
            <text:p text:style-name="P23">2885.46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6" office:value-type="float" office:value="75368">
            <text:p text:style-name="P23">75368</text:p>
          </table:table-cell>
          <table:table-cell table:style-name="Tabla1.C105" office:value-type="string">
            <text:p text:style-name="P22">2021.07.07</text:p>
          </table:table-cell>
          <table:table-cell table:style-name="Tabla1.D6" office:value-type="float" office:value="137366">
            <text:p text:style-name="P23">137366</text:p>
          </table:table-cell>
          <table:table-cell table:style-name="Tabla1.E6" office:value-type="float" office:value="2822.4">
            <text:p text:style-name="P23">2822.4</text:p>
          </table:table-cell>
          <table:table-cell table:style-name="Tabla1.F6" office:value-type="float" office:value="2748.06">
            <text:p text:style-name="P23">2748.06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7" office:value-type="float" office:value="75511">
            <text:p text:style-name="P23">75511</text:p>
          </table:table-cell>
          <table:table-cell table:style-name="Tabla1.C105" office:value-type="string">
            <text:p text:style-name="P22">2021.07.19</text:p>
          </table:table-cell>
          <table:table-cell table:style-name="Tabla1.D7" office:value-type="float" office:value="137385">
            <text:p text:style-name="P23">137385</text:p>
          </table:table-cell>
          <table:table-cell table:style-name="Tabla1.E7" office:value-type="float" office:value="4374.72">
            <text:p text:style-name="P23">4374.72</text:p>
          </table:table-cell>
          <table:table-cell table:style-name="Tabla1.F7" office:value-type="float" office:value="4259.49">
            <text:p text:style-name="P23">4259.49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8" office:value-type="float" office:value="75512">
            <text:p text:style-name="P23">75512</text:p>
          </table:table-cell>
          <table:table-cell table:style-name="Tabla1.C105" office:value-type="string">
            <text:p text:style-name="P22">2021.07.19</text:p>
          </table:table-cell>
          <table:table-cell table:style-name="Tabla1.D8" office:value-type="float" office:value="137400">
            <text:p text:style-name="P23">137400</text:p>
          </table:table-cell>
          <table:table-cell table:style-name="Tabla1.E8" office:value-type="float" office:value="1270.08">
            <text:p text:style-name="P23">1270.08</text:p>
          </table:table-cell>
          <table:table-cell table:style-name="Tabla1.F8" office:value-type="float" office:value="1236.62">
            <text:p text:style-name="P23">1236.62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9" office:value-type="float" office:value="75513">
            <text:p text:style-name="P23">75513</text:p>
          </table:table-cell>
          <table:table-cell table:style-name="Tabla1.C105" office:value-type="string">
            <text:p text:style-name="P22">2021.07.19</text:p>
          </table:table-cell>
          <table:table-cell table:style-name="Tabla1.D9" office:value-type="float" office:value="137425">
            <text:p text:style-name="P23">137425</text:p>
          </table:table-cell>
          <table:table-cell table:style-name="Tabla1.E9" office:value-type="float" office:value="1411.2">
            <text:p text:style-name="P23">1411.2</text:p>
          </table:table-cell>
          <table:table-cell table:style-name="Tabla1.F9" office:value-type="float" office:value="1374.03">
            <text:p text:style-name="P23">1374.03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10" office:value-type="float" office:value="75514">
            <text:p text:style-name="P23">75514</text:p>
          </table:table-cell>
          <table:table-cell table:style-name="Tabla1.C105" office:value-type="string">
            <text:p text:style-name="P22">2021.07.19</text:p>
          </table:table-cell>
          <table:table-cell table:style-name="Tabla1.D10" office:value-type="float" office:value="137403">
            <text:p text:style-name="P23">137403</text:p>
          </table:table-cell>
          <table:table-cell table:style-name="Tabla1.E10" office:value-type="float" office:value="3386.88">
            <text:p text:style-name="P23">3386.88</text:p>
          </table:table-cell>
          <table:table-cell table:style-name="Tabla1.F10" office:value-type="float" office:value="3297.67">
            <text:p text:style-name="P23">3297.67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11" office:value-type="float" office:value="75515">
            <text:p text:style-name="P23">75515</text:p>
          </table:table-cell>
          <table:table-cell table:style-name="Tabla1.C105" office:value-type="string">
            <text:p text:style-name="P22">2021.07.19</text:p>
          </table:table-cell>
          <table:table-cell table:style-name="Tabla1.D11" office:value-type="float" office:value="137424">
            <text:p text:style-name="P23">137424</text:p>
          </table:table-cell>
          <table:table-cell table:style-name="Tabla1.E11" office:value-type="float" office:value="3104.64">
            <text:p text:style-name="P23">3104.64</text:p>
          </table:table-cell>
          <table:table-cell table:style-name="Tabla1.F11" office:value-type="float" office:value="3022.87">
            <text:p text:style-name="P23">3022.87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12" office:value-type="float" office:value="75516">
            <text:p text:style-name="P23">75516</text:p>
          </table:table-cell>
          <table:table-cell table:style-name="Tabla1.C105" office:value-type="string">
            <text:p text:style-name="P22">2021.07.19</text:p>
          </table:table-cell>
          <table:table-cell table:style-name="Tabla1.D12" office:value-type="float" office:value="137426">
            <text:p text:style-name="P23">137426</text:p>
          </table:table-cell>
          <table:table-cell table:style-name="Tabla1.E12" office:value-type="float" office:value="1834.56">
            <text:p text:style-name="P23">1834.56</text:p>
          </table:table-cell>
          <table:table-cell table:style-name="Tabla1.F12" office:value-type="float" office:value="1786.23">
            <text:p text:style-name="P23">1786.23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13" office:value-type="float" office:value="75517">
            <text:p text:style-name="P23">75517</text:p>
          </table:table-cell>
          <table:table-cell table:style-name="Tabla1.C105" office:value-type="string">
            <text:p text:style-name="P22">2021.07.19</text:p>
          </table:table-cell>
          <table:table-cell table:style-name="Tabla1.D13" office:value-type="float" office:value="137430">
            <text:p text:style-name="P23">137430</text:p>
          </table:table-cell>
          <table:table-cell table:style-name="Tabla1.E13" office:value-type="float" office:value="1411.2">
            <text:p text:style-name="P23">1411.2</text:p>
          </table:table-cell>
          <table:table-cell table:style-name="Tabla1.F13" office:value-type="float" office:value="1374.03">
            <text:p text:style-name="P23">1374.03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14" office:value-type="float" office:value="75531">
            <text:p text:style-name="P23">75531</text:p>
          </table:table-cell>
          <table:table-cell table:style-name="Tabla1.C105" office:value-type="string">
            <text:p text:style-name="P22">2021.07.20</text:p>
          </table:table-cell>
          <table:table-cell table:style-name="Tabla1.D14" office:value-type="float" office:value="137452">
            <text:p text:style-name="P23">137452</text:p>
          </table:table-cell>
          <table:table-cell table:style-name="Tabla1.E14" office:value-type="float" office:value="1834.56">
            <text:p text:style-name="P23">1834.56</text:p>
          </table:table-cell>
          <table:table-cell table:style-name="Tabla1.F14" office:value-type="float" office:value="1786.23">
            <text:p text:style-name="P23">1786.23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15" office:value-type="float" office:value="75532">
            <text:p text:style-name="P23">75532</text:p>
          </table:table-cell>
          <table:table-cell table:style-name="Tabla1.C105" office:value-type="string">
            <text:p text:style-name="P22">2021.07.20</text:p>
          </table:table-cell>
          <table:table-cell table:style-name="Tabla1.D15" office:value-type="float" office:value="137490">
            <text:p text:style-name="P23">137490</text:p>
          </table:table-cell>
          <table:table-cell table:style-name="Tabla1.E15" office:value-type="float" office:value="9737.28">
            <text:p text:style-name="P23">9737.28</text:p>
          </table:table-cell>
          <table:table-cell table:style-name="Tabla1.F15" office:value-type="float" office:value="9480.8">
            <text:p text:style-name="P23">9480.8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16" office:value-type="float" office:value="75542">
            <text:p text:style-name="P23">75542</text:p>
          </table:table-cell>
          <table:table-cell table:style-name="Tabla1.C105" office:value-type="string">
            <text:p text:style-name="P22">2021.07.20</text:p>
          </table:table-cell>
          <table:table-cell table:style-name="Tabla1.D16" office:value-type="float" office:value="137478">
            <text:p text:style-name="P23">137478</text:p>
          </table:table-cell>
          <table:table-cell table:style-name="Tabla1.E16" office:value-type="float" office:value="2681.28">
            <text:p text:style-name="P23">2681.28</text:p>
          </table:table-cell>
          <table:table-cell table:style-name="Tabla1.F16" office:value-type="float" office:value="2610.65">
            <text:p text:style-name="P23">2610.65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17" office:value-type="float" office:value="75546">
            <text:p text:style-name="P23">75546</text:p>
          </table:table-cell>
          <table:table-cell table:style-name="Tabla1.C105" office:value-type="string">
            <text:p text:style-name="P22">2021.07.20</text:p>
          </table:table-cell>
          <table:table-cell table:style-name="Tabla1.D17" office:value-type="float" office:value="137531">
            <text:p text:style-name="P23">137531</text:p>
          </table:table-cell>
          <table:table-cell table:style-name="Tabla1.E17" office:value-type="float" office:value="4092.48">
            <text:p text:style-name="P23">4092.48</text:p>
          </table:table-cell>
          <table:table-cell table:style-name="Tabla1.F17" office:value-type="float" office:value="3984.68">
            <text:p text:style-name="P23">3984.68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18" office:value-type="float" office:value="75547">
            <text:p text:style-name="P23">75547</text:p>
          </table:table-cell>
          <table:table-cell table:style-name="Tabla1.C105" office:value-type="string">
            <text:p text:style-name="P22">2021.07.20</text:p>
          </table:table-cell>
          <table:table-cell table:style-name="Tabla1.D18" office:value-type="float" office:value="137510">
            <text:p text:style-name="P23">137510</text:p>
          </table:table-cell>
          <table:table-cell table:style-name="Tabla1.E18" office:value-type="float" office:value="2399.04">
            <text:p text:style-name="P23">2399.04</text:p>
          </table:table-cell>
          <table:table-cell table:style-name="Tabla1.F18" office:value-type="float" office:value="2335.85">
            <text:p text:style-name="P23">2335.85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19" office:value-type="float" office:value="75548">
            <text:p text:style-name="P23">75548</text:p>
          </table:table-cell>
          <table:table-cell table:style-name="Tabla1.C105" office:value-type="string">
            <text:p text:style-name="P22">2021.07.20</text:p>
          </table:table-cell>
          <table:table-cell table:style-name="Tabla1.D19" office:value-type="float" office:value="137563">
            <text:p text:style-name="P23">137563</text:p>
          </table:table-cell>
          <table:table-cell table:style-name="Tabla1.E19" office:value-type="float" office:value="4139.52">
            <text:p text:style-name="P23">4139.52</text:p>
          </table:table-cell>
          <table:table-cell table:style-name="Tabla1.F19" office:value-type="float" office:value="4030.49">
            <text:p text:style-name="P23">4030.49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20" office:value-type="float" office:value="75549">
            <text:p text:style-name="P23">75549</text:p>
          </table:table-cell>
          <table:table-cell table:style-name="Tabla1.C105" office:value-type="string">
            <text:p text:style-name="P22">2021.07.20</text:p>
          </table:table-cell>
          <table:table-cell table:style-name="Tabla1.D20" office:value-type="float" office:value="137532">
            <text:p text:style-name="P23">137532</text:p>
          </table:table-cell>
          <table:table-cell table:style-name="Tabla1.E20" office:value-type="float" office:value="9313.92">
            <text:p text:style-name="P23">9313.92</text:p>
          </table:table-cell>
          <table:table-cell table:style-name="Tabla1.F20" office:value-type="float" office:value="9068.6">
            <text:p text:style-name="P23">9068.6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21" office:value-type="float" office:value="75550">
            <text:p text:style-name="P23">75550</text:p>
          </table:table-cell>
          <table:table-cell table:style-name="Tabla1.C105" office:value-type="string">
            <text:p text:style-name="P22">2021.07.20</text:p>
          </table:table-cell>
          <table:table-cell table:style-name="Tabla1.D21" office:value-type="float" office:value="137543">
            <text:p text:style-name="P23">137543</text:p>
          </table:table-cell>
          <table:table-cell table:style-name="Tabla1.E21" office:value-type="float" office:value="5080.32">
            <text:p text:style-name="P23">5080.32</text:p>
          </table:table-cell>
          <table:table-cell table:style-name="Tabla1.F21" office:value-type="float" office:value="4946.51">
            <text:p text:style-name="P23">4946.51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22" office:value-type="float" office:value="75551">
            <text:p text:style-name="P23">75551</text:p>
          </table:table-cell>
          <table:table-cell table:style-name="Tabla1.C105" office:value-type="string">
            <text:p text:style-name="P22">2021.07.20</text:p>
          </table:table-cell>
          <table:table-cell table:style-name="Tabla1.D22" office:value-type="float" office:value="137561">
            <text:p text:style-name="P23">137561</text:p>
          </table:table-cell>
          <table:table-cell table:style-name="Tabla1.E22" office:value-type="float" office:value="6068.16">
            <text:p text:style-name="P23">6068.16</text:p>
          </table:table-cell>
          <table:table-cell table:style-name="Tabla1.F22" office:value-type="float" office:value="5908.32">
            <text:p text:style-name="P23">5908.32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23" office:value-type="float" office:value="75552">
            <text:p text:style-name="P23">75552</text:p>
          </table:table-cell>
          <table:table-cell table:style-name="Tabla1.C105" office:value-type="string">
            <text:p text:style-name="P22">2021.07.20</text:p>
          </table:table-cell>
          <table:table-cell table:style-name="Tabla1.D23" office:value-type="float" office:value="137488">
            <text:p text:style-name="P23">137488</text:p>
          </table:table-cell>
          <table:table-cell table:style-name="Tabla1.E23" office:value-type="float" office:value="1834.56">
            <text:p text:style-name="P23">1834.56</text:p>
          </table:table-cell>
          <table:table-cell table:style-name="Tabla1.F23" office:value-type="float" office:value="1786.23">
            <text:p text:style-name="P23">1786.23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24" office:value-type="float" office:value="75553">
            <text:p text:style-name="P23">75553</text:p>
          </table:table-cell>
          <table:table-cell table:style-name="Tabla1.C105" office:value-type="string">
            <text:p text:style-name="P22">2021.07.20</text:p>
          </table:table-cell>
          <table:table-cell table:style-name="Tabla1.D24" office:value-type="float" office:value="137435">
            <text:p text:style-name="P23">137435</text:p>
          </table:table-cell>
          <table:table-cell table:style-name="Tabla1.E24" office:value-type="float" office:value="3245.76">
            <text:p text:style-name="P23">3245.76</text:p>
          </table:table-cell>
          <table:table-cell table:style-name="Tabla1.F24" office:value-type="float" office:value="3160.26">
            <text:p text:style-name="P23">3160.26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25" office:value-type="float" office:value="75554">
            <text:p text:style-name="P23">75554</text:p>
          </table:table-cell>
          <table:table-cell table:style-name="Tabla1.C105" office:value-type="string">
            <text:p text:style-name="P22">2021.07.20</text:p>
          </table:table-cell>
          <table:table-cell table:style-name="Tabla1.D25" office:value-type="float" office:value="137449">
            <text:p text:style-name="P23">137449</text:p>
          </table:table-cell>
          <table:table-cell table:style-name="Tabla1.E25" office:value-type="float" office:value="5503.68">
            <text:p text:style-name="P23">5503.68</text:p>
          </table:table-cell>
          <table:table-cell table:style-name="Tabla1.F25" office:value-type="float" office:value="5358.71">
            <text:p text:style-name="P23">5358.71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26" office:value-type="float" office:value="75555">
            <text:p text:style-name="P23">75555</text:p>
          </table:table-cell>
          <table:table-cell table:style-name="Tabla1.C105" office:value-type="string">
            <text:p text:style-name="P22">2021.07.20</text:p>
          </table:table-cell>
          <table:table-cell table:style-name="Tabla1.D26" office:value-type="float" office:value="137467">
            <text:p text:style-name="P23">137467</text:p>
          </table:table-cell>
          <table:table-cell table:style-name="Tabla1.E26" office:value-type="float" office:value="5080.32">
            <text:p text:style-name="P23">5080.32</text:p>
          </table:table-cell>
          <table:table-cell table:style-name="Tabla1.F26" office:value-type="float" office:value="4946.51">
            <text:p text:style-name="P23">4946.51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27" office:value-type="float" office:value="75556">
            <text:p text:style-name="P23">75556</text:p>
          </table:table-cell>
          <table:table-cell table:style-name="Tabla1.C105" office:value-type="string">
            <text:p text:style-name="P22">2021.07.21</text:p>
          </table:table-cell>
          <table:table-cell table:style-name="Tabla1.D27" office:value-type="float" office:value="137476">
            <text:p text:style-name="P23">137476</text:p>
          </table:table-cell>
          <table:table-cell table:style-name="Tabla1.E27" office:value-type="float" office:value="1834.56">
            <text:p text:style-name="P23">1834.56</text:p>
          </table:table-cell>
          <table:table-cell table:style-name="Tabla1.F27" office:value-type="float" office:value="1786.23">
            <text:p text:style-name="P23">1786.23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28" office:value-type="float" office:value="75604">
            <text:p text:style-name="P23">75604</text:p>
          </table:table-cell>
          <table:table-cell table:style-name="Tabla1.C105" office:value-type="string">
            <text:p text:style-name="P22">2021.07.23</text:p>
          </table:table-cell>
          <table:table-cell table:style-name="Tabla1.D28" office:value-type="float" office:value="137682">
            <text:p text:style-name="P23">137682</text:p>
          </table:table-cell>
          <table:table-cell table:style-name="Tabla1.E28" office:value-type="float" office:value="3731.84">
            <text:p text:style-name="P23">3731.84</text:p>
          </table:table-cell>
          <table:table-cell table:style-name="Tabla1.F28" office:value-type="float" office:value="3633.55">
            <text:p text:style-name="P23">3633.55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29" office:value-type="float" office:value="75605">
            <text:p text:style-name="P23">75605</text:p>
          </table:table-cell>
          <table:table-cell table:style-name="Tabla1.C105" office:value-type="string">
            <text:p text:style-name="P22">2021.07.23</text:p>
          </table:table-cell>
          <table:table-cell table:style-name="Tabla1.D29" office:value-type="float" office:value="137658">
            <text:p text:style-name="P23">137658</text:p>
          </table:table-cell>
          <table:table-cell table:style-name="Tabla1.E29" office:value-type="float" office:value="3998.4">
            <text:p text:style-name="P23">3998.4</text:p>
          </table:table-cell>
          <table:table-cell table:style-name="Tabla1.F29" office:value-type="float" office:value="3893.08">
            <text:p text:style-name="P23">3893.08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30" office:value-type="float" office:value="75606">
            <text:p text:style-name="P23">75606</text:p>
          </table:table-cell>
          <table:table-cell table:style-name="Tabla1.C105" office:value-type="string">
            <text:p text:style-name="P22">2021.07.23</text:p>
          </table:table-cell>
          <table:table-cell table:style-name="Tabla1.D30" office:value-type="float" office:value="137617">
            <text:p text:style-name="P23">137617</text:p>
          </table:table-cell>
          <table:table-cell table:style-name="Tabla1.E30" office:value-type="float" office:value="23284.8">
            <text:p text:style-name="P23">23284.8</text:p>
          </table:table-cell>
          <table:table-cell table:style-name="Tabla1.F30" office:value-type="float" office:value="22671.49">
            <text:p text:style-name="P23">22671.49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31" office:value-type="float" office:value="75607">
            <text:p text:style-name="P23">75607</text:p>
          </table:table-cell>
          <table:table-cell table:style-name="Tabla1.C105" office:value-type="string">
            <text:p text:style-name="P22">2021.07.23</text:p>
          </table:table-cell>
          <table:table-cell table:style-name="Tabla1.D31" office:value-type="float" office:value="137659">
            <text:p text:style-name="P23">137659</text:p>
          </table:table-cell>
          <table:table-cell table:style-name="Tabla1.E31" office:value-type="float" office:value="1411.2">
            <text:p text:style-name="P23">1411.2</text:p>
          </table:table-cell>
          <table:table-cell table:style-name="Tabla1.F31" office:value-type="float" office:value="1374.03">
            <text:p text:style-name="P23">1374.03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32" office:value-type="float" office:value="75608">
            <text:p text:style-name="P23">75608</text:p>
          </table:table-cell>
          <table:table-cell table:style-name="Tabla1.C105" office:value-type="string">
            <text:p text:style-name="P22">2021.07.23</text:p>
          </table:table-cell>
          <table:table-cell table:style-name="Tabla1.D32" office:value-type="float" office:value="137635">
            <text:p text:style-name="P23">137635</text:p>
          </table:table-cell>
          <table:table-cell table:style-name="Tabla1.E32" office:value-type="float" office:value="18471.94">
            <text:p text:style-name="P23">18471.94</text:p>
          </table:table-cell>
          <table:table-cell table:style-name="Tabla1.F32" office:value-type="float" office:value="17985.41">
            <text:p text:style-name="P23">17985.41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33" office:value-type="float" office:value="75609">
            <text:p text:style-name="P23">75609</text:p>
          </table:table-cell>
          <table:table-cell table:style-name="Tabla1.C105" office:value-type="string">
            <text:p text:style-name="P22">2021.07.23</text:p>
          </table:table-cell>
          <table:table-cell table:style-name="Tabla1.D33" office:value-type="float" office:value="137612">
            <text:p text:style-name="P23">137612</text:p>
          </table:table-cell>
          <table:table-cell table:style-name="Tabla1.E33" office:value-type="float" office:value="14170.8">
            <text:p text:style-name="P23">14170.8</text:p>
          </table:table-cell>
          <table:table-cell table:style-name="Tabla1.F33" office:value-type="float" office:value="13797.55">
            <text:p text:style-name="P23">13797.55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34" office:value-type="float" office:value="75610">
            <text:p text:style-name="P23">75610</text:p>
          </table:table-cell>
          <table:table-cell table:style-name="Tabla1.C105" office:value-type="string">
            <text:p text:style-name="P22">2021.07.23</text:p>
          </table:table-cell>
          <table:table-cell table:style-name="Tabla1.D34" office:value-type="float" office:value="137657">
            <text:p text:style-name="P23">137657</text:p>
          </table:table-cell>
          <table:table-cell table:style-name="Tabla1.E34" office:value-type="float" office:value="1834.56">
            <text:p text:style-name="P23">1834.56</text:p>
          </table:table-cell>
          <table:table-cell table:style-name="Tabla1.F34" office:value-type="float" office:value="1786.23">
            <text:p text:style-name="P23">1786.23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35" office:value-type="float" office:value="75611">
            <text:p text:style-name="P23">75611</text:p>
          </table:table-cell>
          <table:table-cell table:style-name="Tabla1.C105" office:value-type="string">
            <text:p text:style-name="P22">2021.07.23</text:p>
          </table:table-cell>
          <table:table-cell table:style-name="Tabla1.D35" office:value-type="float" office:value="137636">
            <text:p text:style-name="P23">137636</text:p>
          </table:table-cell>
          <table:table-cell table:style-name="Tabla1.E35" office:value-type="float" office:value="2540.16">
            <text:p text:style-name="P23">2540.16</text:p>
          </table:table-cell>
          <table:table-cell table:style-name="Tabla1.F35" office:value-type="float" office:value="2473.25">
            <text:p text:style-name="P23">2473.25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36" office:value-type="float" office:value="75612">
            <text:p text:style-name="P23">75612</text:p>
          </table:table-cell>
          <table:table-cell table:style-name="Tabla1.C105" office:value-type="string">
            <text:p text:style-name="P22">2021.07.23</text:p>
          </table:table-cell>
          <table:table-cell table:style-name="Tabla1.D36" office:value-type="float" office:value="137609">
            <text:p text:style-name="P23">137609</text:p>
          </table:table-cell>
          <table:table-cell table:style-name="Tabla1.E36" office:value-type="float" office:value="3386.88">
            <text:p text:style-name="P23">3386.88</text:p>
          </table:table-cell>
          <table:table-cell table:style-name="Tabla1.F36" office:value-type="float" office:value="3297.67">
            <text:p text:style-name="P23">3297.67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37" office:value-type="float" office:value="75613">
            <text:p text:style-name="P23">75613</text:p>
          </table:table-cell>
          <table:table-cell table:style-name="Tabla1.C105" office:value-type="string">
            <text:p text:style-name="P22">2021.07.23</text:p>
          </table:table-cell>
          <table:table-cell table:style-name="Tabla1.D37" office:value-type="float" office:value="137557">
            <text:p text:style-name="P23">137557</text:p>
          </table:table-cell>
          <table:table-cell table:style-name="Tabla1.E37" office:value-type="float" office:value="2116.8">
            <text:p text:style-name="P23">2116.8</text:p>
          </table:table-cell>
          <table:table-cell table:style-name="Tabla1.F37" office:value-type="float" office:value="2061.04">
            <text:p text:style-name="P23">2061.04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38" office:value-type="float" office:value="75700">
            <text:p text:style-name="P23">75700</text:p>
          </table:table-cell>
          <table:table-cell table:style-name="Tabla1.C105" office:value-type="string">
            <text:p text:style-name="P22">2021.08.02</text:p>
          </table:table-cell>
          <table:table-cell table:style-name="Tabla1.D38" office:value-type="float" office:value="137741">
            <text:p text:style-name="P23">137741</text:p>
          </table:table-cell>
          <table:table-cell table:style-name="Tabla1.E38" office:value-type="float" office:value="710.95">
            <text:p text:style-name="P23">710.95</text:p>
          </table:table-cell>
          <table:table-cell table:style-name="Tabla1.F38" office:value-type="float" office:value="692.22">
            <text:p text:style-name="P23">692.22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39" office:value-type="float" office:value="75701">
            <text:p text:style-name="P23">75701</text:p>
          </table:table-cell>
          <table:table-cell table:style-name="Tabla1.C105" office:value-type="string">
            <text:p text:style-name="P22">2021.08.02</text:p>
          </table:table-cell>
          <table:table-cell table:style-name="Tabla1.D39" office:value-type="float" office:value="137703">
            <text:p text:style-name="P23">137703</text:p>
          </table:table-cell>
          <table:table-cell table:style-name="Tabla1.E39" office:value-type="float" office:value="7056">
            <text:p text:style-name="P23">7056</text:p>
          </table:table-cell>
          <table:table-cell table:style-name="Tabla1.F39" office:value-type="float" office:value="6870.15">
            <text:p text:style-name="P23">6870.15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40" office:value-type="float" office:value="75702">
            <text:p text:style-name="P23">75702</text:p>
          </table:table-cell>
          <table:table-cell table:style-name="Tabla1.C105" office:value-type="string">
            <text:p text:style-name="P22">2021.08.02</text:p>
          </table:table-cell>
          <table:table-cell table:style-name="Tabla1.D40" office:value-type="float" office:value="137683">
            <text:p text:style-name="P23">137683</text:p>
          </table:table-cell>
          <table:table-cell table:style-name="Tabla1.E40" office:value-type="float" office:value="12277.44">
            <text:p text:style-name="P23">12277.44</text:p>
          </table:table-cell>
          <table:table-cell table:style-name="Tabla1.F40" office:value-type="float" office:value="11954.06">
            <text:p text:style-name="P23">11954.06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41" office:value-type="float" office:value="75703">
            <text:p text:style-name="P23">75703</text:p>
          </table:table-cell>
          <table:table-cell table:style-name="Tabla1.C105" office:value-type="string">
            <text:p text:style-name="P22">2021.08.02</text:p>
          </table:table-cell>
          <table:table-cell table:style-name="Tabla1.D41" office:value-type="float" office:value="137704">
            <text:p text:style-name="P23">137704</text:p>
          </table:table-cell>
          <table:table-cell table:style-name="Tabla1.E41" office:value-type="float" office:value="12261.76">
            <text:p text:style-name="P23">12261.76</text:p>
          </table:table-cell>
          <table:table-cell table:style-name="Tabla1.F41" office:value-type="float" office:value="11938.79">
            <text:p text:style-name="P23">11938.79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42" office:value-type="float" office:value="75732">
            <text:p text:style-name="P23">75732</text:p>
          </table:table-cell>
          <table:table-cell table:style-name="Tabla1.C105" office:value-type="string">
            <text:p text:style-name="P22">2021.08.04</text:p>
          </table:table-cell>
          <table:table-cell table:style-name="Tabla1.D42" office:value-type="float" office:value="137780">
            <text:p text:style-name="P23">137780</text:p>
          </table:table-cell>
          <table:table-cell table:style-name="Tabla1.E42" office:value-type="float" office:value="8184.96">
            <text:p text:style-name="P23">8184.96</text:p>
          </table:table-cell>
          <table:table-cell table:style-name="Tabla1.F42" office:value-type="float" office:value="7969.37">
            <text:p text:style-name="P23">7969.37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43" office:value-type="float" office:value="75733">
            <text:p text:style-name="P23">75733</text:p>
          </table:table-cell>
          <table:table-cell table:style-name="Tabla1.C105" office:value-type="string">
            <text:p text:style-name="P22">2021.08.04</text:p>
          </table:table-cell>
          <table:table-cell table:style-name="Tabla1.D43" office:value-type="float" office:value="137781">
            <text:p text:style-name="P23">137781</text:p>
          </table:table-cell>
          <table:table-cell table:style-name="Tabla1.E43" office:value-type="float" office:value="3104.64">
            <text:p text:style-name="P23">3104.64</text:p>
          </table:table-cell>
          <table:table-cell table:style-name="Tabla1.F43" office:value-type="float" office:value="3022.87">
            <text:p text:style-name="P23">3022.87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44" office:value-type="float" office:value="75734">
            <text:p text:style-name="P23">75734</text:p>
          </table:table-cell>
          <table:table-cell table:style-name="Tabla1.C105" office:value-type="string">
            <text:p text:style-name="P22">2021.08.04</text:p>
          </table:table-cell>
          <table:table-cell table:style-name="Tabla1.D44" office:value-type="float" office:value="137807">
            <text:p text:style-name="P23">137807</text:p>
          </table:table-cell>
          <table:table-cell table:style-name="Tabla1.E44" office:value-type="float" office:value="11838.4">
            <text:p text:style-name="P23">11838.4</text:p>
          </table:table-cell>
          <table:table-cell table:style-name="Tabla1.F44" office:value-type="float" office:value="11526.58">
            <text:p text:style-name="P23">11526.58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45" office:value-type="float" office:value="75735">
            <text:p text:style-name="P23">75735</text:p>
          </table:table-cell>
          <table:table-cell table:style-name="Tabla1.C105" office:value-type="string">
            <text:p text:style-name="P22">2021.08.04</text:p>
          </table:table-cell>
          <table:table-cell table:style-name="Tabla1.D45" office:value-type="float" office:value="137745">
            <text:p text:style-name="P23">137745</text:p>
          </table:table-cell>
          <table:table-cell table:style-name="Tabla1.E45" office:value-type="float" office:value="8749.44">
            <text:p text:style-name="P23">8749.44</text:p>
          </table:table-cell>
          <table:table-cell table:style-name="Tabla1.F45" office:value-type="float" office:value="8518.99">
            <text:p text:style-name="P23">8518.99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46" office:value-type="float" office:value="75736">
            <text:p text:style-name="P23">75736</text:p>
          </table:table-cell>
          <table:table-cell table:style-name="Tabla1.C105" office:value-type="string">
            <text:p text:style-name="P22">2021.08.04</text:p>
          </table:table-cell>
          <table:table-cell table:style-name="Tabla1.D46" office:value-type="float" office:value="137742">
            <text:p text:style-name="P23">137742</text:p>
          </table:table-cell>
          <table:table-cell table:style-name="Tabla1.E46" office:value-type="float" office:value="17498.88">
            <text:p text:style-name="P23">17498.88</text:p>
          </table:table-cell>
          <table:table-cell table:style-name="Tabla1.F46" office:value-type="float" office:value="17037.97">
            <text:p text:style-name="P23">17037.97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47" office:value-type="float" office:value="75737">
            <text:p text:style-name="P23">75737</text:p>
          </table:table-cell>
          <table:table-cell table:style-name="Tabla1.C105" office:value-type="string">
            <text:p text:style-name="P22">2021.08.04</text:p>
          </table:table-cell>
          <table:table-cell table:style-name="Tabla1.D47" office:value-type="float" office:value="137746">
            <text:p text:style-name="P23">137746</text:p>
          </table:table-cell>
          <table:table-cell table:style-name="Tabla1.E47" office:value-type="float" office:value="2532.32">
            <text:p text:style-name="P23">2532.32</text:p>
          </table:table-cell>
          <table:table-cell table:style-name="Tabla1.F47" office:value-type="float" office:value="2465.62">
            <text:p text:style-name="P23">2465.62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48" office:value-type="float" office:value="75738">
            <text:p text:style-name="P23">75738</text:p>
          </table:table-cell>
          <table:table-cell table:style-name="Tabla1.C105" office:value-type="string">
            <text:p text:style-name="P22">2021.08.04</text:p>
          </table:table-cell>
          <table:table-cell table:style-name="Tabla1.D48" office:value-type="float" office:value="137782">
            <text:p text:style-name="P23">137782</text:p>
          </table:table-cell>
          <table:table-cell table:style-name="Tabla1.E48" office:value-type="float" office:value="2798.88">
            <text:p text:style-name="P23">2798.88</text:p>
          </table:table-cell>
          <table:table-cell table:style-name="Tabla1.F48" office:value-type="float" office:value="2725.16">
            <text:p text:style-name="P23">2725.16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49" office:value-type="float" office:value="75739">
            <text:p text:style-name="P23">75739</text:p>
          </table:table-cell>
          <table:table-cell table:style-name="Tabla1.C105" office:value-type="string">
            <text:p text:style-name="P22">2021.08.04</text:p>
          </table:table-cell>
          <table:table-cell table:style-name="Tabla1.D49" office:value-type="float" office:value="137739">
            <text:p text:style-name="P23">137739</text:p>
          </table:table-cell>
          <table:table-cell table:style-name="Tabla1.E49" office:value-type="float" office:value="4374.72">
            <text:p text:style-name="P23">4374.72</text:p>
          </table:table-cell>
          <table:table-cell table:style-name="Tabla1.F49" office:value-type="float" office:value="4259.49">
            <text:p text:style-name="P23">4259.49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50" office:value-type="float" office:value="75800">
            <text:p text:style-name="P23">75800</text:p>
          </table:table-cell>
          <table:table-cell table:style-name="Tabla1.C105" office:value-type="string">
            <text:p text:style-name="P22">2021.08.10</text:p>
          </table:table-cell>
          <table:table-cell table:style-name="Tabla1.D50" office:value-type="float" office:value="137911">
            <text:p text:style-name="P23">137911</text:p>
          </table:table-cell>
          <table:table-cell table:style-name="Tabla1.E50" office:value-type="float" office:value="4798.08">
            <text:p text:style-name="P23">4798.08</text:p>
          </table:table-cell>
          <table:table-cell table:style-name="Tabla1.F50" office:value-type="float" office:value="4671.7">
            <text:p text:style-name="P23">4671.7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51" office:value-type="float" office:value="75801">
            <text:p text:style-name="P23">75801</text:p>
          </table:table-cell>
          <table:table-cell table:style-name="Tabla1.C105" office:value-type="string">
            <text:p text:style-name="P22">2021.08.10</text:p>
          </table:table-cell>
          <table:table-cell table:style-name="Tabla1.D51" office:value-type="float" office:value="137870">
            <text:p text:style-name="P23">137870</text:p>
          </table:table-cell>
          <table:table-cell table:style-name="Tabla1.E51" office:value-type="float" office:value="2378.43">
            <text:p text:style-name="P23">2378.43</text:p>
          </table:table-cell>
          <table:table-cell table:style-name="Tabla1.F51" office:value-type="float" office:value="2315.79">
            <text:p text:style-name="P23">2315.79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52" office:value-type="float" office:value="75802">
            <text:p text:style-name="P23">75802</text:p>
          </table:table-cell>
          <table:table-cell table:style-name="Tabla1.C105" office:value-type="string">
            <text:p text:style-name="P22">2021.08.10</text:p>
          </table:table-cell>
          <table:table-cell table:style-name="Tabla1.D52" office:value-type="float" office:value="137908">
            <text:p text:style-name="P23">137908</text:p>
          </table:table-cell>
          <table:table-cell table:style-name="Tabla1.E52" office:value-type="float" office:value="19333.44">
            <text:p text:style-name="P23">19333.44</text:p>
          </table:table-cell>
          <table:table-cell table:style-name="Tabla1.F52" office:value-type="float" office:value="18824.21">
            <text:p text:style-name="P23">18824.21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53" office:value-type="float" office:value="75803">
            <text:p text:style-name="P23">75803</text:p>
          </table:table-cell>
          <table:table-cell table:style-name="Tabla1.C105" office:value-type="string">
            <text:p text:style-name="P22">2021.08.10</text:p>
          </table:table-cell>
          <table:table-cell table:style-name="Tabla1.D53" office:value-type="float" office:value="137843">
            <text:p text:style-name="P23">137843</text:p>
          </table:table-cell>
          <table:table-cell table:style-name="Tabla1.E53" office:value-type="float" office:value="8184.96">
            <text:p text:style-name="P23">8184.96</text:p>
          </table:table-cell>
          <table:table-cell table:style-name="Tabla1.F53" office:value-type="float" office:value="7969.37">
            <text:p text:style-name="P23">7969.37</text:p>
          </table:table-cell>
        </table:table-row>
        <text:soft-page-break/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54" office:value-type="float" office:value="75804">
            <text:p text:style-name="P23">75804</text:p>
          </table:table-cell>
          <table:table-cell table:style-name="Tabla1.C105" office:value-type="string">
            <text:p text:style-name="P22">2021.08.10</text:p>
          </table:table-cell>
          <table:table-cell table:style-name="Tabla1.D54" office:value-type="float" office:value="137912">
            <text:p text:style-name="P23">137912</text:p>
          </table:table-cell>
          <table:table-cell table:style-name="Tabla1.E54" office:value-type="float" office:value="1711.36">
            <text:p text:style-name="P23">1711.36</text:p>
          </table:table-cell>
          <table:table-cell table:style-name="Tabla1.F54" office:value-type="float" office:value="1666.28">
            <text:p text:style-name="P23">1666.28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55" office:value-type="float" office:value="75805">
            <text:p text:style-name="P23">75805</text:p>
          </table:table-cell>
          <table:table-cell table:style-name="Tabla1.C105" office:value-type="string">
            <text:p text:style-name="P22">2021.08.10</text:p>
          </table:table-cell>
          <table:table-cell table:style-name="Tabla1.D55" office:value-type="float" office:value="137827">
            <text:p text:style-name="P23">137827</text:p>
          </table:table-cell>
          <table:table-cell table:style-name="Tabla1.E55" office:value-type="float" office:value="10106.88">
            <text:p text:style-name="P23">10106.88</text:p>
          </table:table-cell>
          <table:table-cell table:style-name="Tabla1.F55" office:value-type="float" office:value="9840.67">
            <text:p text:style-name="P23">9840.67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56" office:value-type="float" office:value="75834">
            <text:p text:style-name="P23">75834</text:p>
          </table:table-cell>
          <table:table-cell table:style-name="Tabla1.C105" office:value-type="string">
            <text:p text:style-name="P22">2021.08.11</text:p>
          </table:table-cell>
          <table:table-cell table:style-name="Tabla1.D56" office:value-type="float" office:value="137785">
            <text:p text:style-name="P23">137785</text:p>
          </table:table-cell>
          <table:table-cell table:style-name="Tabla1.E56" office:value-type="float" office:value="5927.04">
            <text:p text:style-name="P23">5927.04</text:p>
          </table:table-cell>
          <table:table-cell table:style-name="Tabla1.F56" office:value-type="float" office:value="5770.93">
            <text:p text:style-name="P23">5770.93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57" office:value-type="float" office:value="75835">
            <text:p text:style-name="P23">75835</text:p>
          </table:table-cell>
          <table:table-cell table:style-name="Tabla1.C105" office:value-type="string">
            <text:p text:style-name="P22">2021.08.11</text:p>
          </table:table-cell>
          <table:table-cell table:style-name="Tabla1.D57" office:value-type="float" office:value="137853">
            <text:p text:style-name="P23">137853</text:p>
          </table:table-cell>
          <table:table-cell table:style-name="Tabla1.E57" office:value-type="float" office:value="1471.68">
            <text:p text:style-name="P23">1471.68</text:p>
          </table:table-cell>
          <table:table-cell table:style-name="Tabla1.F57" office:value-type="float" office:value="1432.91">
            <text:p text:style-name="P23">1432.91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58" office:value-type="float" office:value="75936">
            <text:p text:style-name="P23">75936</text:p>
          </table:table-cell>
          <table:table-cell table:style-name="Tabla1.C105" office:value-type="string">
            <text:p text:style-name="P22">2021.08.19</text:p>
          </table:table-cell>
          <table:table-cell table:style-name="Tabla1.D58" office:value-type="float" office:value="137990">
            <text:p text:style-name="P23">137990</text:p>
          </table:table-cell>
          <table:table-cell table:style-name="Tabla1.E58" office:value-type="float" office:value="4018">
            <text:p text:style-name="P23">4018</text:p>
          </table:table-cell>
          <table:table-cell table:style-name="Tabla1.F58" office:value-type="float" office:value="3912.17">
            <text:p text:style-name="P23">3912.17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59" office:value-type="float" office:value="75937">
            <text:p text:style-name="P23">75937</text:p>
          </table:table-cell>
          <table:table-cell table:style-name="Tabla1.C105" office:value-type="string">
            <text:p text:style-name="P22">2021.08.19</text:p>
          </table:table-cell>
          <table:table-cell table:style-name="Tabla1.D59" office:value-type="float" office:value="137991">
            <text:p text:style-name="P23">137991</text:p>
          </table:table-cell>
          <table:table-cell table:style-name="Tabla1.E59" office:value-type="float" office:value="3739.68">
            <text:p text:style-name="P23">3739.68</text:p>
          </table:table-cell>
          <table:table-cell table:style-name="Tabla1.F59" office:value-type="float" office:value="3641.18">
            <text:p text:style-name="P23">3641.18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60" office:value-type="float" office:value="75938">
            <text:p text:style-name="P23">75938</text:p>
          </table:table-cell>
          <table:table-cell table:style-name="Tabla1.C105" office:value-type="string">
            <text:p text:style-name="P22">2021.08.19</text:p>
          </table:table-cell>
          <table:table-cell table:style-name="Tabla1.D60" office:value-type="float" office:value="137995">
            <text:p text:style-name="P23">137995</text:p>
          </table:table-cell>
          <table:table-cell table:style-name="Tabla1.E60" office:value-type="float" office:value="1092">
            <text:p text:style-name="P23">1092</text:p>
          </table:table-cell>
          <table:table-cell table:style-name="Tabla1.F60" office:value-type="float" office:value="1063.24">
            <text:p text:style-name="P23">1063.24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61" office:value-type="float" office:value="75939">
            <text:p text:style-name="P23">75939</text:p>
          </table:table-cell>
          <table:table-cell table:style-name="Tabla1.C105" office:value-type="string">
            <text:p text:style-name="P22">2021.08.19</text:p>
          </table:table-cell>
          <table:table-cell table:style-name="Tabla1.D61" office:value-type="float" office:value="137992">
            <text:p text:style-name="P23">137992</text:p>
          </table:table-cell>
          <table:table-cell table:style-name="Tabla1.E61" office:value-type="float" office:value="141.12">
            <text:p text:style-name="P23">141.12</text:p>
          </table:table-cell>
          <table:table-cell table:style-name="Tabla1.F61" office:value-type="float" office:value="137.4">
            <text:p text:style-name="P23">137.4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62" office:value-type="float" office:value="75940">
            <text:p text:style-name="P23">75940</text:p>
          </table:table-cell>
          <table:table-cell table:style-name="Tabla1.C105" office:value-type="string">
            <text:p text:style-name="P22">2021.08.19</text:p>
          </table:table-cell>
          <table:table-cell table:style-name="Tabla1.D62" office:value-type="float" office:value="138029">
            <text:p text:style-name="P23">138029</text:p>
          </table:table-cell>
          <table:table-cell table:style-name="Tabla1.E62" office:value-type="float" office:value="4932.15">
            <text:p text:style-name="P23">4932.15</text:p>
          </table:table-cell>
          <table:table-cell table:style-name="Tabla1.F62" office:value-type="float" office:value="4802.25">
            <text:p text:style-name="P23">4802.25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63" office:value-type="float" office:value="75942">
            <text:p text:style-name="P23">75942</text:p>
          </table:table-cell>
          <table:table-cell table:style-name="Tabla1.C105" office:value-type="string">
            <text:p text:style-name="P22">2021.08.19</text:p>
          </table:table-cell>
          <table:table-cell table:style-name="Tabla1.D63" office:value-type="float" office:value="138016">
            <text:p text:style-name="P23">138016</text:p>
          </table:table-cell>
          <table:table-cell table:style-name="Tabla1.E63" office:value-type="float" office:value="3276">
            <text:p text:style-name="P23">3276</text:p>
          </table:table-cell>
          <table:table-cell table:style-name="Tabla1.F63" office:value-type="float" office:value="3189.71">
            <text:p text:style-name="P23">3189.71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64" office:value-type="float" office:value="75966">
            <text:p text:style-name="P23">75966</text:p>
          </table:table-cell>
          <table:table-cell table:style-name="Tabla1.C105" office:value-type="string">
            <text:p text:style-name="P22">2021.08.20</text:p>
          </table:table-cell>
          <table:table-cell table:style-name="Tabla1.D64" office:value-type="float" office:value="137997">
            <text:p text:style-name="P23">137997</text:p>
          </table:table-cell>
          <table:table-cell table:style-name="Tabla1.E64" office:value-type="float" office:value="5503.68">
            <text:p text:style-name="P23">5503.68</text:p>
          </table:table-cell>
          <table:table-cell table:style-name="Tabla1.F64" office:value-type="float" office:value="5358.71">
            <text:p text:style-name="P23">5358.71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65" office:value-type="float" office:value="75996">
            <text:p text:style-name="P23">75996</text:p>
          </table:table-cell>
          <table:table-cell table:style-name="Tabla1.C105" office:value-type="string">
            <text:p text:style-name="P22">2021.08.24</text:p>
          </table:table-cell>
          <table:table-cell table:style-name="Tabla1.D65" office:value-type="float" office:value="138091">
            <text:p text:style-name="P23">138091</text:p>
          </table:table-cell>
          <table:table-cell table:style-name="Tabla1.E65" office:value-type="float" office:value="4919.04">
            <text:p text:style-name="P23">4919.04</text:p>
          </table:table-cell>
          <table:table-cell table:style-name="Tabla1.F65" office:value-type="float" office:value="4789.48">
            <text:p text:style-name="P23">4789.48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66" office:value-type="float" office:value="75997">
            <text:p text:style-name="P23">75997</text:p>
          </table:table-cell>
          <table:table-cell table:style-name="Tabla1.C105" office:value-type="string">
            <text:p text:style-name="P22">2021.08.24</text:p>
          </table:table-cell>
          <table:table-cell table:style-name="Tabla1.D66" office:value-type="float" office:value="138110">
            <text:p text:style-name="P23">138110</text:p>
          </table:table-cell>
          <table:table-cell table:style-name="Tabla1.E66" office:value-type="float" office:value="3112.7">
            <text:p text:style-name="P23">3112.7</text:p>
          </table:table-cell>
          <table:table-cell table:style-name="Tabla1.F66" office:value-type="float" office:value="3030.71">
            <text:p text:style-name="P23">3030.71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67" office:value-type="float" office:value="75998">
            <text:p text:style-name="P23">75998</text:p>
          </table:table-cell>
          <table:table-cell table:style-name="Tabla1.C105" office:value-type="string">
            <text:p text:style-name="P22">2021.08.24</text:p>
          </table:table-cell>
          <table:table-cell table:style-name="Tabla1.D67" office:value-type="float" office:value="138061">
            <text:p text:style-name="P23">138061</text:p>
          </table:table-cell>
          <table:table-cell table:style-name="Tabla1.E67" office:value-type="float" office:value="2387.28">
            <text:p text:style-name="P23">2387.28</text:p>
          </table:table-cell>
          <table:table-cell table:style-name="Tabla1.F67" office:value-type="float" office:value="2324.4">
            <text:p text:style-name="P23">2324.4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68" office:value-type="float" office:value="76006">
            <text:p text:style-name="P23">76006</text:p>
          </table:table-cell>
          <table:table-cell table:style-name="Tabla1.C105" office:value-type="string">
            <text:p text:style-name="P22">2021.08.25</text:p>
          </table:table-cell>
          <table:table-cell table:style-name="Tabla1.D68" office:value-type="float" office:value="138126">
            <text:p text:style-name="P23">138126</text:p>
          </table:table-cell>
          <table:table-cell table:style-name="Tabla1.E68" office:value-type="float" office:value="15032.64">
            <text:p text:style-name="P23">15032.64</text:p>
          </table:table-cell>
          <table:table-cell table:style-name="Tabla1.F68" office:value-type="float" office:value="14636.69">
            <text:p text:style-name="P23">14636.69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69" office:value-type="float" office:value="76007">
            <text:p text:style-name="P23">76007</text:p>
          </table:table-cell>
          <table:table-cell table:style-name="Tabla1.C105" office:value-type="string">
            <text:p text:style-name="P22">2021.08.25</text:p>
          </table:table-cell>
          <table:table-cell table:style-name="Tabla1.D69" office:value-type="float" office:value="138109">
            <text:p text:style-name="P23">138109</text:p>
          </table:table-cell>
          <table:table-cell table:style-name="Tabla1.E69" office:value-type="float" office:value="7472.3">
            <text:p text:style-name="P23">7472.3</text:p>
          </table:table-cell>
          <table:table-cell table:style-name="Tabla1.F69" office:value-type="float" office:value="7275.49">
            <text:p text:style-name="P23">7275.49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70" office:value-type="float" office:value="76008">
            <text:p text:style-name="P23">76008</text:p>
          </table:table-cell>
          <table:table-cell table:style-name="Tabla1.C105" office:value-type="string">
            <text:p text:style-name="P22">2021.08.25</text:p>
          </table:table-cell>
          <table:table-cell table:style-name="Tabla1.D70" office:value-type="float" office:value="138062">
            <text:p text:style-name="P23">138062</text:p>
          </table:table-cell>
          <table:table-cell table:style-name="Tabla1.E70" office:value-type="float" office:value="2721.6">
            <text:p text:style-name="P23">2721.6</text:p>
          </table:table-cell>
          <table:table-cell table:style-name="Tabla1.F70" office:value-type="float" office:value="2649.91">
            <text:p text:style-name="P23">2649.91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71" office:value-type="float" office:value="76029">
            <text:p text:style-name="P23">76029</text:p>
          </table:table-cell>
          <table:table-cell table:style-name="Tabla1.C105" office:value-type="string">
            <text:p text:style-name="P22">2021.08.26</text:p>
          </table:table-cell>
          <table:table-cell table:style-name="Tabla1.D71" office:value-type="float" office:value="138184">
            <text:p text:style-name="P23">138184</text:p>
          </table:table-cell>
          <table:table-cell table:style-name="Tabla1.E71" office:value-type="float" office:value="1904">
            <text:p text:style-name="P23">1904</text:p>
          </table:table-cell>
          <table:table-cell table:style-name="Tabla1.F71" office:value-type="float" office:value="1853.85">
            <text:p text:style-name="P23">1853.85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72" office:value-type="float" office:value="76030">
            <text:p text:style-name="P23">76030</text:p>
          </table:table-cell>
          <table:table-cell table:style-name="Tabla1.C105" office:value-type="string">
            <text:p text:style-name="P22">2021.08.26</text:p>
          </table:table-cell>
          <table:table-cell table:style-name="Tabla1.D72" office:value-type="float" office:value="138194">
            <text:p text:style-name="P23">138194</text:p>
          </table:table-cell>
          <table:table-cell table:style-name="Tabla1.E72" office:value-type="float" office:value="18868.64">
            <text:p text:style-name="P23">18868.64</text:p>
          </table:table-cell>
          <table:table-cell table:style-name="Tabla1.F72" office:value-type="float" office:value="18371.66">
            <text:p text:style-name="P23">18371.66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73" office:value-type="float" office:value="76032">
            <text:p text:style-name="P23">76032</text:p>
          </table:table-cell>
          <table:table-cell table:style-name="Tabla1.C105" office:value-type="string">
            <text:p text:style-name="P22">2021.08.26</text:p>
          </table:table-cell>
          <table:table-cell table:style-name="Tabla1.D73" office:value-type="float" office:value="138193">
            <text:p text:style-name="P23">138193</text:p>
          </table:table-cell>
          <table:table-cell table:style-name="Tabla1.E73" office:value-type="float" office:value="2419.2">
            <text:p text:style-name="P23">2419.2</text:p>
          </table:table-cell>
          <table:table-cell table:style-name="Tabla1.F73" office:value-type="float" office:value="2355.48">
            <text:p text:style-name="P23">2355.48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74" office:value-type="float" office:value="76121">
            <text:p text:style-name="P23">76121</text:p>
          </table:table-cell>
          <table:table-cell table:style-name="Tabla1.C105" office:value-type="string">
            <text:p text:style-name="P22">2021.09.02</text:p>
          </table:table-cell>
          <table:table-cell table:style-name="Tabla1.D74" office:value-type="float" office:value="138183">
            <text:p text:style-name="P23">138183</text:p>
          </table:table-cell>
          <table:table-cell table:style-name="Tabla1.E74" office:value-type="float" office:value="3465.28">
            <text:p text:style-name="P23">3465.28</text:p>
          </table:table-cell>
          <table:table-cell table:style-name="Tabla1.F74" office:value-type="float" office:value="3374">
            <text:p text:style-name="P23">3374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75" office:value-type="float" office:value="76124">
            <text:p text:style-name="P23">76124</text:p>
          </table:table-cell>
          <table:table-cell table:style-name="Tabla1.C105" office:value-type="string">
            <text:p text:style-name="P22">2021.09.03</text:p>
          </table:table-cell>
          <table:table-cell table:style-name="Tabla1.D75" office:value-type="float" office:value="138150">
            <text:p text:style-name="P23">138150</text:p>
          </table:table-cell>
          <table:table-cell table:style-name="Tabla1.E75" office:value-type="float" office:value="14546.56">
            <text:p text:style-name="P23">14546.56</text:p>
          </table:table-cell>
          <table:table-cell table:style-name="Tabla1.F75" office:value-type="float" office:value="14163.41">
            <text:p text:style-name="P23">14163.41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76" office:value-type="float" office:value="76125">
            <text:p text:style-name="P23">76125</text:p>
          </table:table-cell>
          <table:table-cell table:style-name="Tabla1.C105" office:value-type="string">
            <text:p text:style-name="P22">2021.09.03</text:p>
          </table:table-cell>
          <table:table-cell table:style-name="Tabla1.D76" office:value-type="float" office:value="138260">
            <text:p text:style-name="P23">138260</text:p>
          </table:table-cell>
          <table:table-cell table:style-name="Tabla1.E76" office:value-type="float" office:value="11462.08">
            <text:p text:style-name="P23">11462.08</text:p>
          </table:table-cell>
          <table:table-cell table:style-name="Tabla1.F76" office:value-type="float" office:value="11160.17">
            <text:p text:style-name="P23">11160.17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77" office:value-type="float" office:value="76126">
            <text:p text:style-name="P23">76126</text:p>
          </table:table-cell>
          <table:table-cell table:style-name="Tabla1.C105" office:value-type="string">
            <text:p text:style-name="P22">2021.09.03</text:p>
          </table:table-cell>
          <table:table-cell table:style-name="Tabla1.D77" office:value-type="float" office:value="138233">
            <text:p text:style-name="P23">138233</text:p>
          </table:table-cell>
          <table:table-cell table:style-name="Tabla1.E77" office:value-type="float" office:value="14394.24">
            <text:p text:style-name="P23">14394.24</text:p>
          </table:table-cell>
          <table:table-cell table:style-name="Tabla1.F77" office:value-type="float" office:value="14015.11">
            <text:p text:style-name="P23">14015.11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78" office:value-type="float" office:value="76127">
            <text:p text:style-name="P23">76127</text:p>
          </table:table-cell>
          <table:table-cell table:style-name="Tabla1.C105" office:value-type="string">
            <text:p text:style-name="P22">2021.09.03</text:p>
          </table:table-cell>
          <table:table-cell table:style-name="Tabla1.D78" office:value-type="float" office:value="138212">
            <text:p text:style-name="P23">138212</text:p>
          </table:table-cell>
          <table:table-cell table:style-name="Tabla1.E78" office:value-type="float" office:value="1732.64">
            <text:p text:style-name="P23">1732.64</text:p>
          </table:table-cell>
          <table:table-cell table:style-name="Tabla1.F78" office:value-type="float" office:value="1687.01">
            <text:p text:style-name="P23">1687.01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79" office:value-type="float" office:value="76128">
            <text:p text:style-name="P23">76128</text:p>
          </table:table-cell>
          <table:table-cell table:style-name="Tabla1.C105" office:value-type="string">
            <text:p text:style-name="P22">2021.09.03</text:p>
          </table:table-cell>
          <table:table-cell table:style-name="Tabla1.D79" office:value-type="float" office:value="138261">
            <text:p text:style-name="P23">138261</text:p>
          </table:table-cell>
          <table:table-cell table:style-name="Tabla1.E79" office:value-type="float" office:value="9520">
            <text:p text:style-name="P23">9520</text:p>
          </table:table-cell>
          <table:table-cell table:style-name="Tabla1.F79" office:value-type="float" office:value="9269.25">
            <text:p text:style-name="P23">9269.25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80" office:value-type="float" office:value="76129">
            <text:p text:style-name="P23">76129</text:p>
          </table:table-cell>
          <table:table-cell table:style-name="Tabla1.C105" office:value-type="string">
            <text:p text:style-name="P22">2021.09.03</text:p>
          </table:table-cell>
          <table:table-cell table:style-name="Tabla1.D80" office:value-type="float" office:value="138287">
            <text:p text:style-name="P23">138287</text:p>
          </table:table-cell>
          <table:table-cell table:style-name="Tabla1.E80" office:value-type="float" office:value="24409.28">
            <text:p text:style-name="P23">24409.28</text:p>
          </table:table-cell>
          <table:table-cell table:style-name="Tabla1.F80" office:value-type="float" office:value="23766.35">
            <text:p text:style-name="P23">23766.35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81" office:value-type="float" office:value="76130">
            <text:p text:style-name="P23">76130</text:p>
          </table:table-cell>
          <table:table-cell table:style-name="Tabla1.C105" office:value-type="string">
            <text:p text:style-name="P22">2021.09.03</text:p>
          </table:table-cell>
          <table:table-cell table:style-name="Tabla1.D81" office:value-type="float" office:value="138297">
            <text:p text:style-name="P23">138297</text:p>
          </table:table-cell>
          <table:table-cell table:style-name="Tabla1.E81" office:value-type="float" office:value="3084.48">
            <text:p text:style-name="P23">3084.48</text:p>
          </table:table-cell>
          <table:table-cell table:style-name="Tabla1.F81" office:value-type="float" office:value="3003.23">
            <text:p text:style-name="P23">3003.23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82" office:value-type="float" office:value="76131">
            <text:p text:style-name="P23">76131</text:p>
          </table:table-cell>
          <table:table-cell table:style-name="Tabla1.C105" office:value-type="string">
            <text:p text:style-name="P22">2021.09.03</text:p>
          </table:table-cell>
          <table:table-cell table:style-name="Tabla1.D82" office:value-type="float" office:value="138211">
            <text:p text:style-name="P23">138211</text:p>
          </table:table-cell>
          <table:table-cell table:style-name="Tabla1.E82" office:value-type="float" office:value="6530.72">
            <text:p text:style-name="P23">6530.72</text:p>
          </table:table-cell>
          <table:table-cell table:style-name="Tabla1.F82" office:value-type="float" office:value="6358.71">
            <text:p text:style-name="P23">6358.71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83" office:value-type="float" office:value="76132">
            <text:p text:style-name="P23">76132</text:p>
          </table:table-cell>
          <table:table-cell table:style-name="Tabla1.C105" office:value-type="string">
            <text:p text:style-name="P22">2021.09.03</text:p>
          </table:table-cell>
          <table:table-cell table:style-name="Tabla1.D83" office:value-type="float" office:value="138288">
            <text:p text:style-name="P23">138288</text:p>
          </table:table-cell>
          <table:table-cell table:style-name="Tabla1.E83" office:value-type="float" office:value="3027.36">
            <text:p text:style-name="P23">3027.36</text:p>
          </table:table-cell>
          <table:table-cell table:style-name="Tabla1.F83" office:value-type="float" office:value="2947.62">
            <text:p text:style-name="P23">2947.62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84" office:value-type="float" office:value="76133">
            <text:p text:style-name="P23">76133</text:p>
          </table:table-cell>
          <table:table-cell table:style-name="Tabla1.C105" office:value-type="string">
            <text:p text:style-name="P22">2021.09.03</text:p>
          </table:table-cell>
          <table:table-cell table:style-name="Tabla1.D84" office:value-type="float" office:value="138234">
            <text:p text:style-name="P23">138234</text:p>
          </table:table-cell>
          <table:table-cell table:style-name="Tabla1.E84" office:value-type="float" office:value="799.68">
            <text:p text:style-name="P23">799.68</text:p>
          </table:table-cell>
          <table:table-cell table:style-name="Tabla1.F84" office:value-type="float" office:value="778.61">
            <text:p text:style-name="P23">778.61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85" office:value-type="float" office:value="76276">
            <text:p text:style-name="P23">76276</text:p>
          </table:table-cell>
          <table:table-cell table:style-name="Tabla1.C105" office:value-type="string">
            <text:p text:style-name="P22">2021.09.15</text:p>
          </table:table-cell>
          <table:table-cell table:style-name="Tabla1.D85" office:value-type="float" office:value="138428">
            <text:p text:style-name="P23">138428</text:p>
          </table:table-cell>
          <table:table-cell table:style-name="Tabla1.E85" office:value-type="float" office:value="5040">
            <text:p text:style-name="P23">5040</text:p>
          </table:table-cell>
          <table:table-cell table:style-name="Tabla1.F85" office:value-type="float" office:value="4907.25">
            <text:p text:style-name="P23">4907.25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86" office:value-type="float" office:value="76277">
            <text:p text:style-name="P23">76277</text:p>
          </table:table-cell>
          <table:table-cell table:style-name="Tabla1.C105" office:value-type="string">
            <text:p text:style-name="P22">2021.09.15</text:p>
          </table:table-cell>
          <table:table-cell table:style-name="Tabla1.D86" office:value-type="float" office:value="138352">
            <text:p text:style-name="P23">138352</text:p>
          </table:table-cell>
          <table:table-cell table:style-name="Tabla1.E86" office:value-type="float" office:value="4312">
            <text:p text:style-name="P23">4312</text:p>
          </table:table-cell>
          <table:table-cell table:style-name="Tabla1.F86" office:value-type="float" office:value="4198.42">
            <text:p text:style-name="P23">4198.42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87" office:value-type="float" office:value="76278">
            <text:p text:style-name="P23">76278</text:p>
          </table:table-cell>
          <table:table-cell table:style-name="Tabla1.C105" office:value-type="string">
            <text:p text:style-name="P22">2021.09.15</text:p>
          </table:table-cell>
          <table:table-cell table:style-name="Tabla1.D87" office:value-type="float" office:value="138319">
            <text:p text:style-name="P23">138319</text:p>
          </table:table-cell>
          <table:table-cell table:style-name="Tabla1.E87" office:value-type="float" office:value="9690.24">
            <text:p text:style-name="P23">9690.24</text:p>
          </table:table-cell>
          <table:table-cell table:style-name="Tabla1.F87" office:value-type="float" office:value="9435.01">
            <text:p text:style-name="P23">9435.01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88" office:value-type="float" office:value="76289">
            <text:p text:style-name="P23">76289</text:p>
          </table:table-cell>
          <table:table-cell table:style-name="Tabla1.C105" office:value-type="string">
            <text:p text:style-name="P22">2021.09.16</text:p>
          </table:table-cell>
          <table:table-cell table:style-name="Tabla1.D88" office:value-type="float" office:value="138070">
            <text:p text:style-name="P23">138070</text:p>
          </table:table-cell>
          <table:table-cell table:style-name="Tabla1.E88" office:value-type="float" office:value="9643.2">
            <text:p text:style-name="P23">9643.2</text:p>
          </table:table-cell>
          <table:table-cell table:style-name="Tabla1.F88" office:value-type="float" office:value="9389.2">
            <text:p text:style-name="P23">9389.2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89" office:value-type="float" office:value="76290">
            <text:p text:style-name="P23">76290</text:p>
          </table:table-cell>
          <table:table-cell table:style-name="Tabla1.C105" office:value-type="string">
            <text:p text:style-name="P22">2021.09.16</text:p>
          </table:table-cell>
          <table:table-cell table:style-name="Tabla1.D89" office:value-type="float" office:value="138030">
            <text:p text:style-name="P23">138030</text:p>
          </table:table-cell>
          <table:table-cell table:style-name="Tabla1.E89" office:value-type="float" office:value="9661.68">
            <text:p text:style-name="P23">9661.68</text:p>
          </table:table-cell>
          <table:table-cell table:style-name="Tabla1.F89" office:value-type="float" office:value="9407.2">
            <text:p text:style-name="P23">9407.2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90" office:value-type="float" office:value="76291">
            <text:p text:style-name="P23">76291</text:p>
          </table:table-cell>
          <table:table-cell table:style-name="Tabla1.C105" office:value-type="string">
            <text:p text:style-name="P22">2021.09.16</text:p>
          </table:table-cell>
          <table:table-cell table:style-name="Tabla1.D90" office:value-type="float" office:value="138068">
            <text:p text:style-name="P23">138068</text:p>
          </table:table-cell>
          <table:table-cell table:style-name="Tabla1.E90" office:value-type="float" office:value="5308.8">
            <text:p text:style-name="P23">5308.8</text:p>
          </table:table-cell>
          <table:table-cell table:style-name="Tabla1.F90" office:value-type="float" office:value="5168.97">
            <text:p text:style-name="P23">5168.97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91" office:value-type="float" office:value="76292">
            <text:p text:style-name="P23">76292</text:p>
          </table:table-cell>
          <table:table-cell table:style-name="Tabla1.C105" office:value-type="string">
            <text:p text:style-name="P22">2021.09.16</text:p>
          </table:table-cell>
          <table:table-cell table:style-name="Tabla1.D91" office:value-type="float" office:value="138069">
            <text:p text:style-name="P23">138069</text:p>
          </table:table-cell>
          <table:table-cell table:style-name="Tabla1.E91" office:value-type="float" office:value="8030.4">
            <text:p text:style-name="P23">8030.4</text:p>
          </table:table-cell>
          <table:table-cell table:style-name="Tabla1.F91" office:value-type="float" office:value="7818.88">
            <text:p text:style-name="P23">7818.88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92" office:value-type="float" office:value="76293">
            <text:p text:style-name="P23">76293</text:p>
          </table:table-cell>
          <table:table-cell table:style-name="Tabla1.C105" office:value-type="string">
            <text:p text:style-name="P22">2021.09.16</text:p>
          </table:table-cell>
          <table:table-cell table:style-name="Tabla1.D92" office:value-type="float" office:value="137994">
            <text:p text:style-name="P23">137994</text:p>
          </table:table-cell>
          <table:table-cell table:style-name="Tabla1.E92" office:value-type="float" office:value="5586">
            <text:p text:style-name="P23">5586</text:p>
          </table:table-cell>
          <table:table-cell table:style-name="Tabla1.F92" office:value-type="float" office:value="5438.87">
            <text:p text:style-name="P23">5438.87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93" office:value-type="float" office:value="76294">
            <text:p text:style-name="P23">76294</text:p>
          </table:table-cell>
          <table:table-cell table:style-name="Tabla1.C105" office:value-type="string">
            <text:p text:style-name="P22">2021.09.16</text:p>
          </table:table-cell>
          <table:table-cell table:style-name="Tabla1.D93" office:value-type="float" office:value="138018">
            <text:p text:style-name="P23">138018</text:p>
          </table:table-cell>
          <table:table-cell table:style-name="Tabla1.E93" office:value-type="float" office:value="11526.48">
            <text:p text:style-name="P23">11526.48</text:p>
          </table:table-cell>
          <table:table-cell table:style-name="Tabla1.F93" office:value-type="float" office:value="11222.88">
            <text:p text:style-name="P23">11222.88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94" office:value-type="float" office:value="76343">
            <text:p text:style-name="P23">76343</text:p>
          </table:table-cell>
          <table:table-cell table:style-name="Tabla1.C105" office:value-type="string">
            <text:p text:style-name="P22">2021.09.21</text:p>
          </table:table-cell>
          <table:table-cell table:style-name="Tabla1.D94" office:value-type="float" office:value="138476">
            <text:p text:style-name="P23">138476</text:p>
          </table:table-cell>
          <table:table-cell table:style-name="Tabla1.E94" office:value-type="float" office:value="3136">
            <text:p text:style-name="P23">3136</text:p>
          </table:table-cell>
          <table:table-cell table:style-name="Tabla1.F94" office:value-type="float" office:value="3053.4">
            <text:p text:style-name="P23">3053.4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95" office:value-type="float" office:value="76344">
            <text:p text:style-name="P23">76344</text:p>
          </table:table-cell>
          <table:table-cell table:style-name="Tabla1.C105" office:value-type="string">
            <text:p text:style-name="P22">2021.09.21</text:p>
          </table:table-cell>
          <table:table-cell table:style-name="Tabla1.D95" office:value-type="float" office:value="138516">
            <text:p text:style-name="P23">138516</text:p>
          </table:table-cell>
          <table:table-cell table:style-name="Tabla1.E95" office:value-type="float" office:value="7822.08">
            <text:p text:style-name="P23">7822.08</text:p>
          </table:table-cell>
          <table:table-cell table:style-name="Tabla1.F95" office:value-type="float" office:value="7616.05">
            <text:p text:style-name="P23">7616.05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96" office:value-type="float" office:value="76375">
            <text:p text:style-name="P23">76375</text:p>
          </table:table-cell>
          <table:table-cell table:style-name="Tabla1.C105" office:value-type="string">
            <text:p text:style-name="P22">2021.09.23</text:p>
          </table:table-cell>
          <table:table-cell table:style-name="Tabla1.D96" office:value-type="float" office:value="138550">
            <text:p text:style-name="P23">138550</text:p>
          </table:table-cell>
          <table:table-cell table:style-name="Tabla1.E96" office:value-type="float" office:value="4330.37">
            <text:p text:style-name="P23">4330.37</text:p>
          </table:table-cell>
          <table:table-cell table:style-name="Tabla1.F96" office:value-type="float" office:value="4216.31">
            <text:p text:style-name="P23">4216.31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97" office:value-type="float" office:value="76376">
            <text:p text:style-name="P23">76376</text:p>
          </table:table-cell>
          <table:table-cell table:style-name="Tabla1.C105" office:value-type="string">
            <text:p text:style-name="P22">2021.09.23</text:p>
          </table:table-cell>
          <table:table-cell table:style-name="Tabla1.D97" office:value-type="float" office:value="138535">
            <text:p text:style-name="P23">138535</text:p>
          </table:table-cell>
          <table:table-cell table:style-name="Tabla1.E97" office:value-type="float" office:value="9158.24">
            <text:p text:style-name="P23">9158.24</text:p>
          </table:table-cell>
          <table:table-cell table:style-name="Tabla1.F97" office:value-type="float" office:value="8917.02">
            <text:p text:style-name="P23">8917.02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98" office:value-type="float" office:value="76377">
            <text:p text:style-name="P23">76377</text:p>
          </table:table-cell>
          <table:table-cell table:style-name="Tabla1.C105" office:value-type="string">
            <text:p text:style-name="P22">2021.09.23</text:p>
          </table:table-cell>
          <table:table-cell table:style-name="Tabla1.D98" office:value-type="float" office:value="138534">
            <text:p text:style-name="P23">138534</text:p>
          </table:table-cell>
          <table:table-cell table:style-name="Tabla1.E98" office:value-type="float" office:value="3046.4">
            <text:p text:style-name="P23">3046.4</text:p>
          </table:table-cell>
          <table:table-cell table:style-name="Tabla1.F98" office:value-type="float" office:value="2966.16">
            <text:p text:style-name="P23">2966.16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99" office:value-type="float" office:value="76420">
            <text:p text:style-name="P23">76420</text:p>
          </table:table-cell>
          <table:table-cell table:style-name="Tabla1.C105" office:value-type="string">
            <text:p text:style-name="P22">2021.09.27</text:p>
          </table:table-cell>
          <table:table-cell table:style-name="Tabla1.D99" office:value-type="float" office:value="138631">
            <text:p text:style-name="P23">138631</text:p>
          </table:table-cell>
          <table:table-cell table:style-name="Tabla1.E99" office:value-type="float" office:value="6300">
            <text:p text:style-name="P23">6300</text:p>
          </table:table-cell>
          <table:table-cell table:style-name="Tabla1.F99" office:value-type="float" office:value="6134.06">
            <text:p text:style-name="P23">6134.06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100" office:value-type="float" office:value="76421">
            <text:p text:style-name="P23">76421</text:p>
          </table:table-cell>
          <table:table-cell table:style-name="Tabla1.C105" office:value-type="string">
            <text:p text:style-name="P22">2021.09.27</text:p>
          </table:table-cell>
          <table:table-cell table:style-name="Tabla1.D100" office:value-type="float" office:value="138649">
            <text:p text:style-name="P23">138649</text:p>
          </table:table-cell>
          <table:table-cell table:style-name="Tabla1.E100" office:value-type="float" office:value="3855.6">
            <text:p text:style-name="P23">3855.6</text:p>
          </table:table-cell>
          <table:table-cell table:style-name="Tabla1.F100" office:value-type="float" office:value="3754.05">
            <text:p text:style-name="P23">3754.05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101" office:value-type="float" office:value="76422">
            <text:p text:style-name="P23">76422</text:p>
          </table:table-cell>
          <table:table-cell table:style-name="Tabla1.C105" office:value-type="string">
            <text:p text:style-name="P22">2021.09.27</text:p>
          </table:table-cell>
          <table:table-cell table:style-name="Tabla1.D101" office:value-type="float" office:value="138589">
            <text:p text:style-name="P23">138589</text:p>
          </table:table-cell>
          <table:table-cell table:style-name="Tabla1.E101" office:value-type="float" office:value="2688">
            <text:p text:style-name="P23">2688</text:p>
          </table:table-cell>
          <table:table-cell table:style-name="Tabla1.F101" office:value-type="float" office:value="2617.2">
            <text:p text:style-name="P23">2617.2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102" office:value-type="float" office:value="76423">
            <text:p text:style-name="P23">76423</text:p>
          </table:table-cell>
          <table:table-cell table:style-name="Tabla1.C105" office:value-type="string">
            <text:p text:style-name="P22">2021.09.27</text:p>
          </table:table-cell>
          <table:table-cell table:style-name="Tabla1.D102" office:value-type="float" office:value="138630">
            <text:p text:style-name="P23">138630</text:p>
          </table:table-cell>
          <table:table-cell table:style-name="Tabla1.E102" office:value-type="float" office:value="6491.52">
            <text:p text:style-name="P23">6491.52</text:p>
          </table:table-cell>
          <table:table-cell table:style-name="Tabla1.F102" office:value-type="float" office:value="6320.54">
            <text:p text:style-name="P23">6320.54</text:p>
          </table:table-cell>
        </table:table-row>
        <table:table-row table:style-name="Tabla1.1">
          <table:table-cell table:style-name="Tabla1.A105" office:value-type="string">
            <text:p text:style-name="P22">FA </text:p>
          </table:table-cell>
          <table:table-cell table:style-name="Tabla1.B103" office:value-type="float" office:value="76424">
            <text:p text:style-name="P23">76424</text:p>
          </table:table-cell>
          <table:table-cell table:style-name="Tabla1.C105" office:value-type="string">
            <text:p text:style-name="P22">2021.09.27</text:p>
          </table:table-cell>
          <table:table-cell table:style-name="Tabla1.D103" office:value-type="float" office:value="138648">
            <text:p text:style-name="P23">138648</text:p>
          </table:table-cell>
          <table:table-cell table:style-name="Tabla1.E103" office:value-type="float" office:value="3427.2">
            <text:p text:style-name="P23">3427.2</text:p>
          </table:table-cell>
          <table:table-cell table:style-name="Tabla1.F103" office:value-type="float" office:value="3336.93">
            <text:p text:style-name="P23">3336.93</text:p>
          </table:table-cell>
        </table:table-row>
        <table:table-row table:style-name="Tabla1.1">
          <table:table-cell table:style-name="Tabla1.A105" office:value-type="string">
            <text:p text:style-name="P21"/>
          </table:table-cell>
          <table:table-cell table:style-name="Tabla1.B104" office:value-type="string">
            <text:p text:style-name="P21"/>
          </table:table-cell>
          <table:table-cell table:style-name="Tabla1.C105" office:value-type="string">
            <text:p text:style-name="P21"/>
          </table:table-cell>
          <table:table-cell table:style-name="Tabla1.D104" office:value-type="string">
            <text:p text:style-name="P21"/>
          </table:table-cell>
          <table:table-cell table:style-name="Tabla1.E104" office:value-type="string">
            <text:p text:style-name="P21"/>
          </table:table-cell>
          <table:table-cell table:style-name="Tabla1.F104" office:value-type="string">
            <text:p text:style-name="P21"/>
          </table:table-cell>
        </table:table-row>
        <table:table-row table:style-name="Tabla1.1">
          <table:table-cell table:style-name="Tabla1.A105" office:value-type="string">
            <text:p text:style-name="P21"/>
          </table:table-cell>
          <table:table-cell table:style-name="Tabla1.B105" office:value-type="string">
            <text:p text:style-name="P21"/>
          </table:table-cell>
          <table:table-cell table:style-name="Tabla1.C105" office:value-type="string">
            <text:p text:style-name="P21"/>
          </table:table-cell>
          <table:table-cell table:style-name="Tabla1.D105" office:value-type="string">
            <text:p text:style-name="P21"/>
          </table:table-cell>
          <table:table-cell table:style-name="Tabla1.E105" office:value-type="string">
            <text:p text:style-name="P25">TOTAL</text:p>
          </table:table-cell>
          <table:table-cell table:style-name="Tabla1.F105" office:value-type="float" office:value="587165.03">
            <text:p text:style-name="P24">587165.03</text:p>
          </table:table-cell>
        </table:table-row>
      </table:table>
      <text:p text:style-name="P13"/>
      <text:p text:style-name="P13"/>
      <text:p text:style-name="P10">Sírvase Confirmar que su conformidad con el detalle de las transacciones realizadas arriba presentad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Geneva" svg:font-family="Gene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Geneva" fo:font-family="Geneva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.34cm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justify" style:justify-single-word="false" fo:keep-with-next="always"/>
      <style:text-properties style:font-name="Times New Roman" fo:font-family="'Times New Roman'" style:font-family-generic="roman" style:font-pitch="variable" fo:font-size="11pt" fo:font-weight="bold" style:font-size-asian="11pt" style:language-asian="es" style:country-asian="ES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keep-with-next="always"/>
      <style:text-properties style:font-name="Times New Roman" fo:font-family="'Times New Roman'" style:font-family-generic="roman" style:font-pitch="variable" style:language-asian="es" style:country-asian="E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language="es" fo:country="EC" fo:font-weight="bold" style:font-name-asian="Times New Roman1" style:font-family-asian="'Times New Roman'" style:font-family-generic-asian="system" style:font-pitch-asian="variable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8_20_Car" style:display-name="Título 8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s" fo:country="EC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es" fo:country="EC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3cm" fo:margin-right="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elani Sandoval</meta:initial-creator>
    <meta:editing-cycles>17</meta:editing-cycles>
    <meta:creation-date>2020-12-02T05:52:00</meta:creation-date>
    <dc:date>2021-11-30T12:04:59.137969464</dc:date>
    <meta:editing-duration>PT3H24M</meta:editing-duration>
    <meta:generator>LibreOffice/6.4.7.2$Linux_X86_64 LibreOffice_project/40$Build-2</meta:generator>
    <meta:document-statistic meta:table-count="1" meta:image-count="0" meta:object-count="0" meta:page-count="3" meta:paragraph-count="644" meta:word-count="913" meta:character-count="5917" meta:non-whitespace-character-count="55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